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66ffff"/>
    </style:style>
    <style:style style:name="P2" style:family="paragraph" style:parent-style-name="Standard">
      <style:text-properties fo:color="#ff0000"/>
    </style:style>
    <style:style style:name="P3" style:family="paragraph" style:parent-style-name="Standard">
      <style:text-properties fo:color="#ff0000" fo:font-weight="normal" style:font-weight-asian="normal" style:font-weight-complex="normal"/>
    </style:style>
    <style:style style:name="P4" style:family="paragraph" style:parent-style-name="Standard">
      <style:text-properties fo:color="#ff0000" fo:font-weight="normal" fo:background-color="transparent" style:font-weight-asian="normal" style:font-weight-complex="normal"/>
    </style:style>
    <style:style style:name="P5" style:family="paragraph" style:parent-style-name="Standard">
      <style:text-properties fo:color="#000000"/>
    </style:style>
    <style:style style:name="P6" style:family="paragraph" style:parent-style-name="Standard">
      <style:text-properties fo:color="#000000" style:text-underline-style="solid" style:text-underline-width="auto" style:text-underline-color="font-color"/>
    </style:style>
    <style:style style:name="P7" style:family="paragraph" style:parent-style-name="Standard">
      <style:text-properties fo:color="#000000" style:text-underline-style="solid" style:text-underline-width="auto" style:text-underline-color="font-color" fo:font-weight="bold" fo:background-color="transparent" style:font-weight-asian="bold" style:font-weight-complex="bold"/>
    </style:style>
    <style:style style:name="P8" style:family="paragraph" style:parent-style-name="Standard">
      <style:text-properties fo:color="#000000" style:text-underline-style="solid" style:text-underline-width="auto" style:text-underline-color="font-color" fo:font-weight="bold" style:font-weight-asian="bold" style:font-weight-complex="bold"/>
    </style:style>
    <style:style style:name="P9" style:family="paragraph" style:parent-style-name="Standard">
      <style:text-properties fo:color="#000000" style:text-underline-style="solid" style:text-underline-width="auto" style:text-underline-color="font-color" fo:font-weight="normal" fo:background-color="transparent" style:font-weight-asian="normal" style:font-weight-complex="normal"/>
    </style:style>
    <style:style style:name="P10" style:family="paragraph" style:parent-style-name="Standard">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Standard">
      <style:text-properties fo:color="#000000"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12" style:family="paragraph" style:parent-style-name="Standard">
      <style:paragraph-properties fo:text-align="start" style:justify-single-word="false">
        <style:tab-stops>
          <style:tab-stop style:position="7.781cm"/>
        </style:tab-stops>
      </style:paragraph-properties>
      <style:text-properties fo:color="#000000" fo:font-size="14pt" fo:font-style="normal" style:text-underline-style="none" fo:font-weight="bold" fo:background-color="transparent"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ab-stops>
          <style:tab-stop style:position="7.781cm"/>
        </style:tab-stops>
      </style:paragraph-properties>
      <style:text-properties fo:color="#000000" fo:font-size="14pt" fo:font-style="normal" style:text-underline-style="none" fo:font-weight="bold" fo:background-color="#66ff66"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ab-stops>
          <style:tab-stop style:position="7.781cm"/>
        </style:tab-stops>
      </style:paragraph-properties>
      <style:text-properties fo:color="#000000" fo:font-size="14pt" fo:font-style="normal" style:text-underline-style="none" fo:font-weight="bold" fo:background-color="#ffcc99"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ab-stops>
          <style:tab-stop style:position="7.781cm"/>
        </style:tab-stops>
      </style:paragraph-properties>
      <style:text-properties fo:color="#000000" fo:font-size="14pt" fo:font-style="normal" style:text-underline-style="solid" style:text-underline-width="auto" style:text-underline-color="font-color" fo:font-weight="bold" fo:background-color="transparent" style:font-size-asian="14pt" style:font-style-asian="normal" style:font-weight-asian="bold" style:font-size-complex="14pt" style:font-style-complex="normal" style:font-weight-complex="bold"/>
    </style:style>
    <style:style style:name="P16" style:family="paragraph" style:parent-style-name="Standard">
      <style:text-properties fo:color="#000000" fo:font-size="12pt" style:text-underline-style="none" fo:font-weight="normal" style:font-size-asian="12pt" style:font-weight-asian="normal" style:font-size-complex="12pt" style:font-weight-complex="normal"/>
    </style:style>
    <style:style style:name="P17" style:family="paragraph" style:parent-style-name="Standard">
      <style:text-properties fo:color="#000000" fo:font-size="12pt" style:text-underline-style="none" fo:font-weight="normal" fo:background-color="#ff6666" style:font-size-asian="12pt" style:font-weight-asian="normal" style:font-size-complex="12pt" style:font-weight-complex="normal"/>
    </style:style>
    <style:style style:name="P18" style:family="paragraph" style:parent-style-name="Standard">
      <style:text-properties fo:color="#000000" fo:font-size="12pt" style:text-underline-style="none" fo:font-weight="normal" fo:background-color="#ff99ff" style:font-size-asian="12pt" style:font-weight-asian="normal" style:font-size-complex="12pt" style:font-weight-complex="normal"/>
    </style:style>
    <style:style style:name="P19" style:family="paragraph" style:parent-style-name="Standard">
      <style:text-properties fo:color="#000000" fo:font-size="12pt" style:text-underline-style="none" fo:font-weight="normal" fo:background-color="#ffffff"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color="#000000" fo:font-size="12pt" style:text-underline-style="none" fo:font-weight="normal" fo:background-color="#ffffff" style:font-size-asian="12pt" style:font-weight-asian="normal" style:font-size-complex="12pt" style:font-weight-complex="normal"/>
    </style:style>
    <style:style style:name="P21" style:family="paragraph" style:parent-style-name="Standard">
      <style:text-properties fo:color="#000000" fo:font-size="12pt" style:text-underline-style="none" fo:font-weight="normal" fo:background-color="#ffff66" style:font-size-asian="12pt" style:font-weight-asian="normal" style:font-size-complex="12pt" style:font-weight-complex="normal"/>
    </style:style>
    <style:style style:name="P22" style:family="paragraph" style:parent-style-name="Standard">
      <style:text-properties fo:color="#000000" fo:font-size="12pt" style:text-underline-style="none" fo:font-weight="normal" fo:background-color="#ffff00"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fo:color="#000000" fo:font-size="12pt" style:text-underline-style="none" fo:font-weight="normal" fo:background-color="#ffff00"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color="#000000" fo:font-size="12pt" style:text-underline-style="none" fo:font-weight="normal" fo:background-color="#ffff00" style:font-size-asian="12pt" style:font-weight-asian="normal" style:font-size-complex="12pt" style:font-weight-complex="normal"/>
    </style:style>
    <style:style style:name="P25" style:family="paragraph" style:parent-style-name="Standard">
      <style:text-properties fo:color="#000000" fo:font-size="12pt" style:text-underline-style="none" fo:font-weight="normal" fo:background-color="#99ffff" style:font-size-asian="12pt" style:font-weight-asian="normal" style:font-size-complex="12pt" style:font-weight-complex="normal"/>
    </style:style>
    <style:style style:name="P26" style:family="paragraph" style:parent-style-name="Standard">
      <style:text-properties fo:color="#000000" fo:font-size="12pt" style:text-underline-style="none" fo:font-weight="normal" fo:background-color="#ff9999" style:font-size-asian="12pt" style:font-weight-asian="normal" style:font-size-complex="12pt" style:font-weight-complex="normal"/>
    </style:style>
    <style:style style:name="P27" style:family="paragraph" style:parent-style-name="Standard">
      <style:text-properties fo:color="#000000" fo:font-size="12pt" style:text-underline-style="none" fo:font-weight="normal" fo:background-color="transparent"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color="#000000" fo:font-size="12pt" style:text-underline-style="none" fo:font-weight="normal" fo:background-color="transparent" style:font-size-asian="12pt" style:font-weight-asian="normal" style:font-size-complex="12pt" style:font-weight-complex="normal"/>
    </style:style>
    <style:style style:name="P29" style:family="paragraph" style:parent-style-name="Standard">
      <style:text-properties fo:color="#000000" fo:font-size="12pt" style:text-underline-style="none" fo:font-weight="bold" style:font-size-asian="12pt" style:font-weight-asian="bold" style:font-size-complex="12pt" style:font-weight-complex="bold"/>
    </style:style>
    <style:style style:name="P30" style:family="paragraph" style:parent-style-name="Standard">
      <style:text-properties fo:color="#000000" fo:font-size="12pt" style:text-underline-style="none" fo:font-weight="bold" fo:background-color="transparent" style:font-size-asian="12pt" style:font-weight-asian="bold" style:font-size-complex="12pt" style:font-weight-complex="bold"/>
    </style:style>
    <style:style style:name="P31" style:family="paragraph" style:parent-style-name="Standard">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P32" style:family="paragraph" style:parent-style-name="Standard">
      <style:text-properties fo:color="#000000"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33" style:family="paragraph" style:parent-style-name="Standard">
      <style:text-properties fo:color="#000000" fo:font-size="12pt" style:text-underline-style="solid" style:text-underline-width="auto" style:text-underline-color="font-color" fo:font-weight="normal" fo:background-color="#ff9999" style:font-size-asian="12pt" style:font-weight-asian="normal" style:font-size-complex="12pt" style:font-weight-complex="normal"/>
    </style:style>
    <style:style style:name="P34" style:family="paragraph" style:parent-style-name="Standard">
      <style:text-properties fo:color="#000000"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35" style:family="paragraph" style:parent-style-name="Standard">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36" style:family="paragraph" style:parent-style-name="Standard">
      <style:text-properties fo:color="#000000" fo:font-size="12pt" fo:background-color="#33ff99" style:font-size-asian="12pt" style:font-size-complex="12pt"/>
    </style:style>
    <style:style style:name="P37" style:family="paragraph" style:parent-style-name="Standard">
      <style:paragraph-properties fo:text-align="start" style:justify-single-word="false">
        <style:tab-stops>
          <style:tab-stop style:position="7.781cm"/>
        </style:tab-stops>
      </style:paragraph-properties>
      <style:text-properties fo:color="#000000"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center" style:justify-single-word="false">
        <style:tab-stops>
          <style:tab-stop style:position="7.781cm"/>
        </style:tab-stops>
      </style:paragraph-properties>
      <style:text-properties fo:color="#000000"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ab-stops>
          <style:tab-stop style:position="7.781cm"/>
        </style:tab-stops>
      </style:paragraph-properties>
      <style:text-properties fo:color="#000000" fo:font-size="12pt" fo:font-style="normal" style:text-underline-style="none" fo:font-weight="normal" fo:background-color="#66ff66"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ab-stops>
          <style:tab-stop style:position="7.781cm"/>
        </style:tab-stops>
      </style:paragraph-properties>
      <style:text-properties fo:color="#000000" fo:font-size="12pt" fo:font-style="normal" style:text-underline-style="none" fo:font-weight="normal" fo:background-color="#ffccff"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ab-stops>
          <style:tab-stop style:position="7.781cm"/>
        </style:tab-stops>
      </style:paragraph-properties>
      <style:text-properties fo:color="#000000" fo:font-size="12pt" fo:font-style="normal" style:text-underline-style="none" fo:font-weight="normal" fo:background-color="#ff9999"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center" style:justify-single-word="false">
        <style:tab-stops>
          <style:tab-stop style:position="7.781cm"/>
        </style:tab-stops>
      </style:paragraph-properties>
      <style:text-properties fo:color="#000000" fo:font-size="12pt" fo:font-style="normal" style:text-underline-style="none" fo:font-weight="normal" fo:background-color="#ff9999"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ab-stops>
          <style:tab-stop style:position="7.781cm"/>
        </style:tab-stops>
      </style:paragraph-properties>
      <style:text-properties fo:color="#000000" fo:font-size="12pt" fo:font-style="normal" style:text-underline-style="none" fo:font-weight="normal" fo:background-color="#ccffff"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center" style:justify-single-word="false">
        <style:tab-stops>
          <style:tab-stop style:position="7.781cm"/>
        </style:tab-stops>
      </style:paragraph-properties>
      <style:text-properties fo:color="#000000" fo:font-size="12pt" fo:font-style="normal" style:text-underline-style="none" fo:font-weight="normal" fo:background-color="#ccffff"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ab-stops>
          <style:tab-stop style:position="7.781cm"/>
        </style:tab-stops>
      </style:paragraph-properties>
      <style:text-properties fo:color="#000000" fo:font-size="12pt"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ab-stops>
          <style:tab-stop style:position="7.781cm"/>
        </style:tab-stops>
      </style:paragraph-properties>
      <style:text-properties fo:color="#000000" fo:font-size="12pt" fo:font-style="normal" style:text-underline-style="solid" style:text-underline-width="auto" style:text-underline-color="font-color" fo:font-weight="normal" fo:background-color="#ff9999" style:font-size-asian="12pt" style:font-style-asian="normal" style:font-weight-asian="normal" style:font-size-complex="12pt" style:font-style-complex="normal" style:font-weight-complex="normal"/>
    </style:style>
    <style:style style:name="P47" style:family="paragraph" style:parent-style-name="Standard">
      <style:text-properties fo:color="#000000" style:text-underline-style="none"/>
    </style:style>
    <style:style style:name="P48" style:family="paragraph" style:parent-style-name="Standard">
      <style:text-properties fo:color="#000000" style:text-underline-style="none" fo:font-weight="bold" style:font-weight-asian="bold" style:font-weight-complex="bold"/>
    </style:style>
    <style:style style:name="P49" style:family="paragraph" style:parent-style-name="Standard">
      <style:text-properties fo:color="#000000" style:text-underline-style="none" fo:font-weight="bold" fo:background-color="transparent" style:font-weight-asian="bold" style:font-weight-complex="bold"/>
    </style:style>
    <style:style style:name="P50" style:family="paragraph" style:parent-style-name="Standard">
      <style:text-properties fo:color="#000000" style:text-underline-style="none" fo:font-weight="normal" fo:background-color="transparent" style:font-weight-asian="normal" style:font-weight-complex="normal"/>
    </style:style>
    <style:style style:name="P51" style:family="paragraph" style:parent-style-name="Standard">
      <style:text-properties fo:color="#000000" style:text-underline-style="none" fo:font-weight="normal" fo:background-color="#ff99ff" style:font-weight-asian="normal" style:font-weight-complex="normal"/>
    </style:style>
    <style:style style:name="P52" style:family="paragraph" style:parent-style-name="Standard">
      <style:text-properties fo:color="#000000" style:text-underline-style="none" fo:font-weight="normal" fo:background-color="#ffffff" style:font-weight-asian="normal" style:font-weight-complex="normal"/>
    </style:style>
    <style:style style:name="P53" style:family="paragraph" style:parent-style-name="Standard">
      <style:text-properties fo:color="#000000" style:font-name="Times New Roman" fo:font-size="12pt" fo:background-color="#66ff99"/>
    </style:style>
    <style:style style:name="P54" style:family="paragraph" style:parent-style-name="Standard">
      <style:text-properties fo:color="#000000" style:font-name="Times New Roman" fo:font-size="12pt" fo:background-color="#33ff99" style:font-size-asian="12pt" style:font-size-complex="12pt"/>
    </style:style>
    <style:style style:name="P55" style:family="paragraph" style:parent-style-name="Standard">
      <style:text-properties fo:color="#000000" fo:background-color="#ff6666"/>
    </style:style>
    <style:style style:name="P56" style:family="paragraph" style:parent-style-name="Standard">
      <style:text-properties fo:color="#000000" fo:font-weight="bold" fo:background-color="transparent" style:font-weight-asian="bold" style:font-weight-complex="bold"/>
    </style:style>
    <style:style style:name="P57" style:family="paragraph" style:parent-style-name="Standard">
      <style:paragraph-properties fo:text-align="center" style:justify-single-word="false"/>
      <style:text-properties fo:color="#000000" fo:font-weight="bold" fo:background-color="transparent" style:font-weight-asian="bold" style:font-weight-complex="bold"/>
    </style:style>
    <style:style style:name="P58" style:family="paragraph" style:parent-style-name="Standard">
      <style:text-properties fo:color="#000000" fo:font-weight="normal" fo:background-color="transparent" style:font-weight-asian="normal" style:font-weight-complex="normal"/>
    </style:style>
    <style:style style:name="P59" style:family="paragraph" style:parent-style-name="Standard">
      <style:paragraph-properties fo:text-align="center" style:justify-single-word="false"/>
      <style:text-properties fo:color="#000000" fo:font-weight="normal" fo:background-color="transparent" style:font-weight-asian="normal" style:font-weight-complex="normal"/>
    </style:style>
    <style:style style:name="P60" style:family="paragraph" style:parent-style-name="Standard">
      <style:paragraph-properties fo:text-align="start" style:justify-single-word="false"/>
      <style:text-properties fo:color="#000000" fo:font-weight="normal" fo:background-color="transparent" style:font-weight-asian="normal" style:font-weight-complex="normal"/>
    </style:style>
    <style:style style:name="P61" style:family="paragraph" style:parent-style-name="Standard">
      <style:text-properties fo:color="#000000" fo:font-weight="normal" fo:background-color="#ffff00" style:font-weight-asian="normal" style:font-weight-complex="normal"/>
    </style:style>
    <style:style style:name="P62" style:family="paragraph" style:parent-style-name="Standard">
      <style:text-properties fo:color="#000000" fo:font-weight="normal" fo:background-color="#ff99ff" style:font-weight-asian="normal" style:font-weight-complex="normal"/>
    </style:style>
    <style:style style:name="P63" style:family="paragraph" style:parent-style-name="Standard">
      <style:text-properties fo:color="#ff6600"/>
    </style:style>
    <style:style style:name="P64"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65" style:family="paragraph" style:parent-style-name="Standard">
      <style:text-properties fo:color="#3333ff" fo:font-size="12pt" style:text-underline-style="none" fo:font-weight="normal" style:font-size-asian="12pt" style:font-weight-asian="normal" style:font-size-complex="12pt" style:font-weight-complex="normal"/>
    </style:style>
    <style:style style:name="P66" style:family="paragraph" style:parent-style-name="Standard">
      <style:text-properties fo:color="#3333ff" fo:font-size="12pt" style:text-underline-style="none" fo:font-weight="normal" fo:background-color="#ff99ff" style:font-size-asian="12pt" style:font-weight-asian="normal" style:font-size-complex="12pt" style:font-weight-complex="normal"/>
    </style:style>
    <style:style style:name="P67" style:family="paragraph" style:parent-style-name="Standard">
      <style:text-properties fo:color="#3333ff" fo:font-size="12pt" style:text-underline-style="none" fo:font-weight="normal" fo:background-color="transparent" style:font-size-asian="12pt" style:font-weight-asian="normal" style:font-size-complex="12pt" style:font-weight-complex="normal"/>
    </style:style>
    <style:style style:name="P68" style:family="paragraph" style:parent-style-name="Standard">
      <style:text-properties fo:color="#3333ff" fo:font-size="12pt" fo:background-color="transparent" style:font-size-asian="12pt" style:font-size-complex="12pt"/>
    </style:style>
    <style:style style:name="P69" style:family="paragraph" style:parent-style-name="Standard">
      <style:text-properties style:text-underline-style="solid" style:text-underline-width="auto" style:text-underline-color="font-color"/>
    </style:style>
    <style:style style:name="P70" style:family="paragraph" style:parent-style-name="Standard">
      <style:text-properties fo:color="#ff3333" fo:font-size="12pt" style:text-underline-style="none" fo:font-weight="normal" style:font-size-asian="12pt" style:font-weight-asian="normal" style:font-size-complex="12pt" style:font-weight-complex="normal"/>
    </style:style>
    <style:style style:name="P71" style:family="paragraph" style:parent-style-name="Standard">
      <style:text-properties fo:color="#ff3333" fo:font-weight="normal" fo:background-color="transparent" style:font-weight-asian="normal" style:font-weight-complex="normal"/>
    </style:style>
    <style:style style:name="P72" style:family="paragraph" style:parent-style-name="Standard">
      <style:text-properties style:font-name="Times New Roman" fo:font-size="12pt"/>
    </style:style>
    <style:style style:name="P73" style:family="paragraph" style:parent-style-name="Standard">
      <style:text-properties style:font-name="Times New Roman" fo:font-size="12pt" fo:background-color="#ffffff"/>
    </style:style>
    <style:style style:name="P74" style:family="paragraph" style:parent-style-name="Standard">
      <style:text-properties style:font-name="Times New Roman" fo:font-size="12pt" fo:background-color="transparent"/>
    </style:style>
    <style:style style:name="P75" style:family="paragraph" style:parent-style-name="Standard">
      <style:text-properties style:font-name="Times New Roman" fo:font-size="12pt" fo:background-color="#9999ff"/>
    </style:style>
    <style:style style:name="P76" style:family="paragraph" style:parent-style-name="Standard">
      <style:text-properties style:font-name="Times New Roman" fo:font-size="12pt" fo:background-color="#ff99ff"/>
    </style:style>
    <style:style style:name="P77" style:family="paragraph" style:parent-style-name="Standard">
      <style:text-properties fo:color="#ff3300" fo:font-weight="normal" style:font-weight-asian="normal" style:font-weight-complex="normal"/>
    </style:style>
    <style:style style:name="P78" style:family="paragraph" style:parent-style-name="Standard">
      <style:text-properties fo:color="#ff3300" fo:font-size="12pt" style:text-underline-style="none" fo:font-weight="normal" style:font-size-asian="12pt" style:font-weight-asian="normal" style:font-size-complex="12pt" style:font-weight-complex="normal"/>
    </style:style>
    <style:style style:name="P79" style:family="paragraph" style:parent-style-name="Standard">
      <style:text-properties fo:color="#cc0000" fo:font-size="12pt" style:text-underline-style="solid" style:text-underline-width="auto" style:text-underline-color="font-color" fo:font-weight="normal" fo:background-color="#ff9999" style:font-size-asian="12pt" style:font-weight-asian="normal" style:font-size-complex="12pt" style:font-weight-complex="normal"/>
    </style:style>
    <style:style style:name="P80" style:family="paragraph" style:parent-style-name="Standard">
      <style:text-properties fo:color="#6666ff" fo:font-size="12pt" style:text-underline-style="none" fo:font-weight="normal" fo:background-color="transparent" style:font-size-asian="12pt" style:font-weight-asian="normal" style:font-size-complex="12pt" style:font-weight-complex="normal"/>
    </style:style>
    <style:style style:name="P81" style:family="paragraph" style:parent-style-name="Standard">
      <style:text-properties fo:font-weight="bold" style:font-weight-asian="bold" style:font-weight-complex="bold"/>
    </style:style>
    <style:style style:name="P82" style:family="paragraph" style:parent-style-name="Standard">
      <style:paragraph-properties fo:text-align="start" style:justify-single-word="false">
        <style:tab-stops>
          <style:tab-stop style:position="7.781cm"/>
        </style:tab-stops>
      </style:paragraph-properties>
      <style:text-properties fo:color="#cc9900" fo:font-size="14pt" fo:font-style="normal" style:text-underline-style="none" fo:font-weight="bold" fo:background-color="transparent" style:font-size-asian="14pt" style:font-style-asian="normal" style:font-weight-asian="bold" style:font-size-complex="14pt" style:font-style-complex="normal" style:font-weight-complex="bold"/>
    </style:style>
    <style:style style:name="P83" style:family="paragraph" style:parent-style-name="Standard">
      <style:paragraph-properties fo:text-align="start" style:justify-single-word="false">
        <style:tab-stops>
          <style:tab-stop style:position="7.781cm"/>
        </style:tab-stops>
      </style:paragraph-properties>
      <style:text-properties fo:color="#cc9900"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84" style:family="paragraph" style:parent-style-name="Text_20_body">
      <style:paragraph-properties fo:margin-top="0cm" fo:margin-bottom="0cm" fo:orphans="2" fo:widows="2" fo:padding="0cm" fo:border="none"/>
      <style:text-properties fo:color="#000000" fo:background-color="transparent"/>
    </style:style>
    <style:style style:name="P85" style:family="paragraph" style:parent-style-name="Standard" style:list-style-name="L1"/>
    <style:style style:name="P86" style:family="paragraph" style:parent-style-name="Standard" style:list-style-name="L2">
      <style:text-properties fo:color="#000000"/>
    </style:style>
    <style:style style:name="P87" style:family="paragraph" style:parent-style-name="Standard" style:list-style-name="L3">
      <style:text-properties fo:color="#000000" fo:font-size="12pt" style:text-underline-style="none" fo:font-weight="normal" style:font-size-asian="12pt" style:font-weight-asian="normal" style:font-size-complex="12pt" style:font-weight-complex="normal"/>
    </style:style>
    <style:style style:name="P88" style:family="paragraph" style:parent-style-name="Standard" style:list-style-name="L4">
      <style:text-properties fo:color="#000000" fo:font-size="12pt" style:text-underline-style="none" fo:font-weight="normal" fo:background-color="#ff99ff" style:font-size-asian="12pt" style:font-weight-asian="normal" style:font-size-complex="12pt" style:font-weight-complex="normal"/>
    </style:style>
    <style:style style:name="P89" style:family="paragraph" style:parent-style-name="Standard" style:list-style-name="L10">
      <style:text-properties fo:color="#000000" fo:font-size="12pt" style:text-underline-style="none" fo:font-weight="normal" fo:background-color="#99ffff" style:font-size-asian="12pt" style:font-weight-asian="normal" style:font-size-complex="12pt" style:font-weight-complex="normal"/>
    </style:style>
    <style:style style:name="P90" style:family="paragraph" style:parent-style-name="Standard" style:list-style-name="L16">
      <style:text-properties fo:color="#000000" fo:font-size="12pt" style:text-underline-style="none" fo:font-weight="normal" fo:background-color="transparent" style:font-size-asian="12pt" style:font-weight-asian="normal" style:font-size-complex="12pt" style:font-weight-complex="normal"/>
    </style:style>
    <style:style style:name="P91" style:family="paragraph" style:parent-style-name="Standard" style:list-style-name="L17">
      <style:text-properties fo:color="#000000" fo:font-size="12pt" style:text-underline-style="none" fo:font-weight="normal" fo:background-color="transparent" style:font-size-asian="12pt" style:font-weight-asian="normal" style:font-size-complex="12pt" style:font-weight-complex="normal"/>
    </style:style>
    <style:style style:name="P92" style:family="paragraph" style:parent-style-name="Standard" style:list-style-name="L18">
      <style:text-properties fo:color="#000000" fo:font-size="12pt" style:text-underline-style="none" fo:font-weight="normal" fo:background-color="transparent" style:font-size-asian="12pt" style:font-weight-asian="normal" style:font-size-complex="12pt" style:font-weight-complex="normal"/>
    </style:style>
    <style:style style:name="P93" style:family="paragraph" style:parent-style-name="Standard" style:list-style-name="L19">
      <style:text-properties fo:color="#000000" fo:font-size="12pt" style:text-underline-style="none" fo:font-weight="normal" fo:background-color="transparent" style:font-size-asian="12pt" style:font-weight-asian="normal" style:font-size-complex="12pt" style:font-weight-complex="normal"/>
    </style:style>
    <style:style style:name="P94" style:family="paragraph" style:parent-style-name="Standard" style:list-style-name="L20">
      <style:text-properties fo:color="#000000" fo:font-size="12pt" style:text-underline-style="none" fo:font-weight="normal" fo:background-color="transparent" style:font-size-asian="12pt" style:font-weight-asian="normal" style:font-size-complex="12pt" style:font-weight-complex="normal"/>
    </style:style>
    <style:style style:name="P95" style:family="paragraph" style:parent-style-name="Standard" style:list-style-name="L21">
      <style:paragraph-properties fo:text-align="start" style:justify-single-word="false"/>
      <style:text-properties fo:color="#000000" fo:font-size="12pt" style:text-underline-style="none" fo:font-weight="normal" fo:background-color="transparent" style:font-size-asian="12pt" style:font-weight-asian="normal" style:font-size-complex="12pt" style:font-weight-complex="normal"/>
    </style:style>
    <style:style style:name="P96" style:family="paragraph" style:parent-style-name="Standard" style:list-style-name="L22">
      <style:paragraph-properties fo:text-align="start" style:justify-single-word="false"/>
      <style:text-properties fo:color="#000000" fo:font-size="12pt" style:text-underline-style="none" fo:font-weight="normal" fo:background-color="#ffff00" style:font-size-asian="12pt" style:font-weight-asian="normal" style:font-size-complex="12pt" style:font-weight-complex="normal"/>
    </style:style>
    <style:style style:name="P97" style:family="paragraph" style:parent-style-name="Standard" style:list-style-name="L23">
      <style:paragraph-properties fo:text-align="start" style:justify-single-word="false">
        <style:tab-stops>
          <style:tab-stop style:position="7.781cm"/>
        </style:tab-stops>
      </style:paragraph-properties>
      <style:text-properties fo:color="#000000" fo:font-size="12pt" fo:font-style="normal" style:text-underline-style="none" fo:font-weight="normal" fo:background-color="#ff99ff" style:font-size-asian="12pt" style:font-style-asian="normal" style:font-weight-asian="normal" style:font-size-complex="12pt" style:font-style-complex="normal" style:font-weight-complex="normal"/>
    </style:style>
    <style:style style:name="P98" style:family="paragraph" style:parent-style-name="Standard" style:list-style-name="L23">
      <style:paragraph-properties fo:text-align="start" style:justify-single-word="false">
        <style:tab-stops>
          <style:tab-stop style:position="7.781cm"/>
        </style:tab-stops>
      </style:paragraph-properties>
      <style:text-properties fo:color="#000000" fo:font-size="12pt" fo:font-style="normal" style:text-underline-style="none" fo:font-weight="normal" fo:background-color="#99ffff" style:font-size-asian="12pt" style:font-style-asian="normal" style:font-weight-asian="normal" style:font-size-complex="12pt" style:font-style-complex="normal" style:font-weight-complex="normal"/>
    </style:style>
    <style:style style:name="P99" style:family="paragraph" style:parent-style-name="Standard" style:list-style-name="L23">
      <style:paragraph-properties fo:text-align="start" style:justify-single-word="false">
        <style:tab-stops>
          <style:tab-stop style:position="7.781cm"/>
        </style:tab-stops>
      </style:paragraph-properties>
      <style:text-properties fo:color="#000000" fo:font-size="12pt" fo:font-style="normal" style:text-underline-style="none" fo:font-weight="normal" fo:background-color="#ff6666" style:font-size-asian="12pt" style:font-style-asian="normal" style:font-weight-asian="normal" style:font-size-complex="12pt" style:font-style-complex="normal" style:font-weight-complex="normal"/>
    </style:style>
    <style:style style:name="P100" style:family="paragraph" style:parent-style-name="Standard" style:list-style-name="L28">
      <style:paragraph-properties fo:text-align="start" style:justify-single-word="false">
        <style:tab-stops>
          <style:tab-stop style:position="7.781cm"/>
        </style:tab-stops>
      </style:paragraph-properties>
      <style:text-properties fo:color="#000000" fo:font-size="12pt" fo:font-style="normal" style:text-underline-style="none" fo:font-weight="normal" fo:background-color="#ff6666"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ab-stops>
          <style:tab-stop style:position="7.781cm"/>
        </style:tab-stops>
      </style:paragraph-properties>
      <style:text-properties fo:color="#000000"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02" style:family="paragraph" style:parent-style-name="Standard" style:list-style-name="L23">
      <style:paragraph-properties fo:text-align="start" style:justify-single-word="false">
        <style:tab-stops>
          <style:tab-stop style:position="7.781cm"/>
        </style:tab-stops>
      </style:paragraph-properties>
      <style:text-properties fo:color="#000000"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03" style:family="paragraph" style:parent-style-name="Standard" style:list-style-name="L27">
      <style:paragraph-properties fo:text-align="start" style:justify-single-word="false">
        <style:tab-stops>
          <style:tab-stop style:position="7.781cm"/>
        </style:tab-stops>
      </style:paragraph-properties>
      <style:text-properties fo:color="#000000"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04" style:family="paragraph" style:parent-style-name="Standard" style:list-style-name="L26">
      <style:paragraph-properties fo:text-align="start" style:justify-single-word="false">
        <style:tab-stops>
          <style:tab-stop style:position="7.781cm"/>
        </style:tab-stops>
      </style:paragraph-properties>
      <style:text-properties fo:color="#000000" fo:font-size="12pt" fo:font-style="normal" style:text-underline-style="none" fo:font-weight="normal" fo:background-color="#ffcc99" style:font-size-asian="12pt" style:font-style-asian="normal" style:font-weight-asian="normal" style:font-size-complex="12pt" style:font-style-complex="normal" style:font-weight-complex="normal"/>
    </style:style>
    <style:style style:name="P105" style:family="paragraph" style:parent-style-name="Standard" style:list-style-name="L28">
      <style:paragraph-properties fo:text-align="start" style:justify-single-word="false">
        <style:tab-stops>
          <style:tab-stop style:position="7.781cm"/>
        </style:tab-stops>
      </style:paragraph-properties>
      <style:text-properties fo:color="#000000" fo:font-size="12pt" fo:font-style="normal" style:text-underline-style="none" fo:font-weight="normal" fo:background-color="#ffcc00" style:font-size-asian="12pt" style:font-style-asian="normal" style:font-weight-asian="normal" style:font-size-complex="12pt" style:font-style-complex="normal" style:font-weight-complex="normal"/>
    </style:style>
    <style:style style:name="P106" style:family="paragraph" style:parent-style-name="Standard" style:list-style-name="L28">
      <style:paragraph-properties fo:text-align="start" style:justify-single-word="false">
        <style:tab-stops>
          <style:tab-stop style:position="7.781cm"/>
        </style:tab-stops>
      </style:paragraph-properties>
      <style:text-properties fo:color="#000000" fo:font-size="12pt" fo:font-style="normal" style:text-underline-style="none" fo:font-weight="normal" fo:background-color="#9999ff"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ab-stops>
          <style:tab-stop style:position="7.781cm"/>
        </style:tab-stops>
      </style:paragraph-properties>
      <style:text-properties fo:color="#000000" fo:font-size="12pt" fo:font-style="normal" style:text-underline-style="none" fo:font-weight="normal" fo:background-color="#66ccff" style:font-size-asian="12pt" style:font-style-asian="normal" style:font-weight-asian="normal" style:font-size-complex="12pt" style:font-style-complex="normal" style:font-weight-complex="normal"/>
    </style:style>
    <style:style style:name="P108" style:family="paragraph" style:parent-style-name="Standard" style:list-style-name="L28">
      <style:paragraph-properties fo:text-align="start" style:justify-single-word="false">
        <style:tab-stops>
          <style:tab-stop style:position="7.781cm"/>
        </style:tab-stops>
      </style:paragraph-properties>
      <style:text-properties fo:color="#000000" fo:font-size="12pt" fo:font-style="normal" style:text-underline-style="none" fo:font-weight="normal" fo:background-color="#66ccff"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ab-stops>
          <style:tab-stop style:position="7.781cm"/>
        </style:tab-stops>
      </style:paragraph-properties>
      <style:text-properties fo:color="#000000" fo:font-size="12pt"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ab-stops>
          <style:tab-stop style:position="7.781cm"/>
        </style:tab-stops>
      </style:paragraph-properties>
      <style:text-properties fo:color="#000000" fo:font-size="12pt" fo:font-style="normal" style:text-underline-style="solid" style:text-underline-width="auto" style:text-underline-color="font-color" fo:font-weight="normal" fo:background-color="#ffcc00" style:font-size-asian="12pt" style:font-style-asian="normal" style:font-weight-asian="normal" style:font-size-complex="12pt" style:font-style-complex="normal" style:font-weight-complex="normal"/>
    </style:style>
    <style:style style:name="P111" style:family="paragraph" style:parent-style-name="Standard" style:list-style-name="L8">
      <style:text-properties fo:color="#000000"/>
    </style:style>
    <style:style style:name="P112" style:family="paragraph" style:parent-style-name="Standard" style:list-style-name="L12">
      <style:text-properties fo:color="#000000" fo:font-weight="normal" fo:background-color="transparent" style:font-weight-asian="normal" style:font-weight-complex="normal"/>
    </style:style>
    <style:style style:name="P113" style:family="paragraph" style:parent-style-name="Standard" style:list-style-name="L14">
      <style:paragraph-properties fo:text-align="start" style:justify-single-word="false"/>
      <style:text-properties fo:color="#000000" fo:font-weight="normal" fo:background-color="transparent" style:font-weight-asian="normal" style:font-weight-complex="normal"/>
    </style:style>
    <style:style style:name="P114" style:family="paragraph" style:parent-style-name="Standard" style:list-style-name="L15">
      <style:paragraph-properties fo:text-align="start" style:justify-single-word="false"/>
      <style:text-properties fo:color="#000000" fo:font-weight="normal" fo:background-color="transparent" style:font-weight-asian="normal" style:font-weight-complex="normal"/>
    </style:style>
    <style:style style:name="P115" style:family="paragraph" style:parent-style-name="Standard" style:list-style-name="L12">
      <style:text-properties fo:color="#000000" fo:font-weight="normal" fo:background-color="#ffff00" style:font-weight-asian="normal" style:font-weight-complex="normal"/>
    </style:style>
    <style:style style:name="P116" style:family="paragraph" style:parent-style-name="Standard" style:list-style-name="L13">
      <style:text-properties fo:color="#000000" style:text-underline-style="none" fo:font-weight="normal" fo:background-color="transparent" style:font-weight-asian="normal" style:font-weight-complex="normal"/>
    </style:style>
    <style:style style:name="P117" style:family="paragraph" style:parent-style-name="Standard" style:list-style-name="L13">
      <style:text-properties fo:color="#000000" style:text-underline-style="none" fo:font-weight="normal" fo:background-color="#00ffff" style:font-weight-asian="normal" style:font-weight-complex="normal"/>
    </style:style>
    <style:style style:name="P118" style:family="paragraph" style:parent-style-name="Standard" style:list-style-name="L13">
      <style:text-properties fo:color="#000000" style:text-underline-style="none" fo:font-weight="normal" fo:background-color="#ffffff" style:font-weight-asian="normal" style:font-weight-complex="normal"/>
    </style:style>
    <style:style style:name="P119" style:family="paragraph" style:parent-style-name="Standard" style:list-style-name="L14">
      <style:paragraph-properties fo:text-align="start" style:justify-single-word="false"/>
      <style:text-properties fo:color="#000000" fo:font-weight="bold" fo:background-color="transparent" style:font-weight-asian="bold" style:font-weight-complex="bold"/>
    </style:style>
    <style:style style:name="P120" style:family="paragraph" style:parent-style-name="Standard" style:list-style-name="L15">
      <style:text-properties fo:color="#000000" fo:font-weight="bold" fo:background-color="transparent" style:font-weight-asian="bold" style:font-weight-complex="bold"/>
    </style:style>
    <style:style style:name="P121" style:family="paragraph" style:parent-style-name="Standard" style:list-style-name="L14">
      <style:paragraph-properties fo:text-align="start" style:justify-single-word="false"/>
      <style:text-properties fo:color="#000000" fo:font-weight="bold" fo:background-color="#ff9999" style:font-weight-asian="bold" style:font-weight-complex="bold"/>
    </style:style>
    <style:style style:name="P122" style:family="paragraph" style:parent-style-name="Standard" style:list-style-name="L15">
      <style:paragraph-properties fo:text-align="start" style:justify-single-word="false"/>
      <style:text-properties fo:color="#000000" fo:font-weight="bold" fo:background-color="#ff9999" style:font-weight-asian="bold" style:font-weight-complex="bold"/>
    </style:style>
    <style:style style:name="P123" style:family="paragraph" style:parent-style-name="Standard" style:list-style-name="L23">
      <style:paragraph-properties fo:text-align="start" style:justify-single-word="false">
        <style:tab-stops>
          <style:tab-stop style:position="7.781cm"/>
        </style:tab-stops>
      </style:paragraph-properties>
      <style:text-properties fo:color="#000000" fo:font-size="14pt" fo:font-style="normal" style:text-underline-style="none" fo:font-weight="bold" fo:background-color="#ffffff" style:font-size-asian="14pt" style:font-style-asian="normal" style:font-weight-asian="bold" style:font-size-complex="14pt" style:font-style-complex="normal" style:font-weight-complex="bold"/>
    </style:style>
    <style:style style:name="P124" style:family="paragraph" style:parent-style-name="Standard" style:list-style-name="L24">
      <style:paragraph-properties fo:text-align="start" style:justify-single-word="false">
        <style:tab-stops>
          <style:tab-stop style:position="7.781cm"/>
        </style:tab-stops>
      </style:paragraph-properties>
      <style:text-properties fo:color="#000000" fo:font-size="14pt" fo:font-style="normal" style:text-underline-style="none" fo:font-weight="bold" fo:background-color="#66ff66" style:font-size-asian="14pt" style:font-style-asian="normal" style:font-weight-asian="bold" style:font-size-complex="14pt" style:font-style-complex="normal" style:font-weight-complex="bold"/>
    </style:style>
    <style:style style:name="P125" style:family="paragraph" style:parent-style-name="Standard" style:list-style-name="L25">
      <style:paragraph-properties fo:text-align="start" style:justify-single-word="false">
        <style:tab-stops>
          <style:tab-stop style:position="7.781cm"/>
        </style:tab-stops>
      </style:paragraph-properties>
      <style:text-properties fo:color="#000000" fo:font-size="14pt" fo:font-style="normal" style:text-underline-style="none" fo:font-weight="bold" fo:background-color="transparent" style:font-size-asian="14pt" style:font-style-asian="normal" style:font-weight-asian="bold" style:font-size-complex="14pt" style:font-style-complex="normal" style:font-weight-complex="bold"/>
    </style:style>
    <style:style style:name="P126" style:family="paragraph" style:parent-style-name="Standard">
      <style:paragraph-properties fo:text-align="start" style:justify-single-word="false">
        <style:tab-stops>
          <style:tab-stop style:position="7.781cm"/>
        </style:tab-stops>
      </style:paragraph-properties>
      <style:text-properties fo:color="#000000" fo:font-size="14pt"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27" style:family="paragraph" style:parent-style-name="Standard" style:list-style-name="L30">
      <style:paragraph-properties fo:text-align="start" style:justify-single-word="false">
        <style:tab-stops>
          <style:tab-stop style:position="7.781cm"/>
        </style:tab-stops>
      </style:paragraph-properties>
      <style:text-properties fo:color="#000000" fo:font-size="14pt"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28" style:family="paragraph" style:parent-style-name="Standard" style:list-style-name="L31">
      <style:paragraph-properties fo:text-align="start" style:justify-single-word="false">
        <style:tab-stops>
          <style:tab-stop style:position="7.781cm"/>
        </style:tab-stops>
      </style:paragraph-properties>
      <style:text-properties fo:color="#000000" fo:font-size="14pt"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29" style:family="paragraph" style:parent-style-name="Standard">
      <style:paragraph-properties fo:text-align="start" style:justify-single-word="false">
        <style:tab-stops>
          <style:tab-stop style:position="7.781cm"/>
        </style:tab-stops>
      </style:paragraph-properties>
      <style:text-properties fo:color="#000000" fo:font-size="14pt" fo:font-style="normal" style:text-underline-style="solid" style:text-underline-width="auto" style:text-underline-color="font-color" fo:font-weight="bold" fo:background-color="transparent" style:font-size-asian="14pt" style:font-style-asian="normal" style:font-weight-asian="bold" style:font-size-complex="14pt" style:font-style-complex="normal" style:font-weight-complex="bold"/>
    </style:style>
    <style:style style:name="P130" style:family="paragraph" style:parent-style-name="Standard">
      <style:paragraph-properties fo:text-align="start" style:justify-single-word="false">
        <style:tab-stops>
          <style:tab-stop style:position="7.781cm"/>
        </style:tab-stops>
      </style:paragraph-properties>
      <style:text-properties fo:color="#000000" fo:font-size="14pt" fo:font-style="normal" style:text-underline-style="solid" style:text-underline-width="auto" style:text-underline-color="font-color" fo:font-weight="normal" fo:background-color="transparent" style:font-size-asian="14pt" style:font-style-asian="normal" style:font-weight-asian="normal" style:font-size-complex="14pt" style:font-style-complex="normal" style:font-weight-complex="normal"/>
    </style:style>
    <style:style style:name="P131" style:family="paragraph" style:parent-style-name="Standard">
      <style:paragraph-properties fo:text-align="start" style:justify-single-word="false">
        <style:tab-stops>
          <style:tab-stop style:position="7.781cm"/>
        </style:tab-stops>
      </style:paragraph-properties>
      <style:text-properties fo:color="#000000" fo:font-size="14pt" fo:font-style="normal" style:text-underline-style="solid" style:text-underline-width="auto" style:text-underline-color="font-color" fo:font-weight="normal" fo:background-color="#ff6666" style:font-size-asian="14pt" style:font-style-asian="normal" style:font-weight-asian="normal" style:font-size-complex="14pt" style:font-style-complex="normal" style:font-weight-complex="normal"/>
    </style:style>
    <style:style style:name="P132" style:family="paragraph" style:parent-style-name="Standard">
      <style:paragraph-properties fo:text-align="start" style:justify-single-word="false">
        <style:tab-stops>
          <style:tab-stop style:position="7.781cm"/>
        </style:tab-stops>
      </style:paragraph-properties>
      <style:text-properties fo:color="#000000" fo:font-size="14pt" fo:font-style="normal" style:text-underline-style="solid" style:text-underline-width="auto" style:text-underline-color="font-color" fo:font-weight="normal" fo:background-color="#9999ff" style:font-size-asian="14pt" style:font-style-asian="normal" style:font-weight-asian="normal" style:font-size-complex="14pt" style:font-style-complex="normal" style:font-weight-complex="normal"/>
    </style:style>
    <style:style style:name="P133" style:family="paragraph" style:parent-style-name="Standard">
      <style:paragraph-properties fo:text-align="start" style:justify-single-word="false">
        <style:tab-stops>
          <style:tab-stop style:position="7.781cm"/>
        </style:tab-stops>
      </style:paragraph-properties>
      <style:text-properties fo:color="#000000" fo:font-size="14pt" fo:font-style="normal" style:text-underline-style="solid" style:text-underline-width="auto" style:text-underline-color="font-color" fo:font-weight="normal" fo:background-color="#66ccff" style:font-size-asian="14pt" style:font-style-asian="normal" style:font-weight-asian="normal" style:font-size-complex="14pt" style:font-style-complex="normal" style:font-weight-complex="normal"/>
    </style:style>
    <style:style style:name="P134" style:family="paragraph" style:parent-style-name="Standard" style:list-style-name="L4">
      <style:text-properties fo:color="#3333ff" fo:font-size="12pt" style:text-underline-style="none" fo:font-weight="normal" style:font-size-asian="12pt" style:font-weight-asian="normal" style:font-size-complex="12pt" style:font-weight-complex="normal"/>
    </style:style>
    <style:style style:name="P135" style:family="paragraph" style:parent-style-name="Standard" style:list-style-name="L5">
      <style:text-properties fo:color="#3333ff" fo:font-size="12pt" style:text-underline-style="none" fo:font-weight="normal" fo:background-color="transparent" style:font-size-asian="12pt" style:font-weight-asian="normal" style:font-size-complex="12pt" style:font-weight-complex="normal"/>
    </style:style>
    <style:style style:name="P136" style:family="paragraph" style:parent-style-name="Standard" style:list-style-name="L6">
      <style:text-properties fo:color="#3333ff" fo:font-size="12pt" fo:background-color="transparent" style:font-size-asian="12pt" style:font-size-complex="12pt"/>
    </style:style>
    <style:style style:name="P137" style:family="paragraph" style:parent-style-name="Standard" style:list-style-name="L7">
      <style:text-properties style:font-name="Times New Roman" fo:font-size="12pt" fo:background-color="#ffffff"/>
    </style:style>
    <style:style style:name="P138" style:family="paragraph" style:parent-style-name="Standard" style:list-style-name="L9">
      <style:text-properties fo:color="#ff3300" fo:font-size="12pt" style:text-underline-style="none" fo:font-weight="normal" style:font-size-asian="12pt" style:font-weight-asian="normal" style:font-size-complex="12pt" style:font-weight-complex="normal"/>
    </style:style>
    <style:style style:name="P139" style:family="paragraph" style:parent-style-name="Standard" style:list-style-name="L10">
      <style:text-properties fo:color="#ff3300" fo:font-size="12pt" style:text-underline-style="none" fo:font-weight="normal" style:font-size-asian="12pt" style:font-weight-asian="normal" style:font-size-complex="12pt" style:font-weight-complex="normal"/>
    </style:style>
    <style:style style:name="P140" style:family="paragraph" style:parent-style-name="Standard" style:list-style-name="L11">
      <style:text-properties fo:color="#ff3300" fo:font-size="12pt" style:text-underline-style="none" fo:font-weight="normal" fo:background-color="#ff9999" style:font-size-asian="12pt" style:font-weight-asian="normal" style:font-size-complex="12pt" style:font-weight-complex="normal"/>
    </style:style>
    <style:style style:name="P141" style:family="paragraph" style:parent-style-name="Standard" style:list-style-name="L23">
      <style:paragraph-properties fo:text-align="start" style:justify-single-word="false">
        <style:tab-stops>
          <style:tab-stop style:position="7.781cm"/>
        </style:tab-stops>
      </style:paragraph-properties>
      <style:text-properties fo:color="#66ccff" fo:font-size="14pt" fo:font-style="normal" style:text-underline-style="none" fo:font-weight="bold" fo:background-color="transparent" style:font-size-asian="14pt" style:font-style-asian="normal" style:font-weight-asian="bold" style:font-size-complex="14pt" style:font-style-complex="normal" style:font-weight-complex="bold"/>
    </style:style>
    <style:style style:name="P142" style:family="paragraph" style:parent-style-name="Standard" style:list-style-name="L23">
      <style:paragraph-properties fo:text-align="start" style:justify-single-word="false">
        <style:tab-stops>
          <style:tab-stop style:position="7.781cm"/>
        </style:tab-stops>
      </style:paragraph-properties>
      <style:text-properties fo:color="#cc9900" fo:font-size="14pt" fo:font-style="normal" style:text-underline-style="none" fo:font-weight="bold" fo:background-color="transparent" style:font-size-asian="14pt" style:font-style-asian="normal" style:font-weight-asian="bold" style:font-size-complex="14pt" style:font-style-complex="normal" style:font-weight-complex="bold"/>
    </style:style>
    <style:style style:name="P143" style:family="paragraph" style:parent-style-name="Standard" style:list-style-name="L27">
      <style:paragraph-properties fo:text-align="start" style:justify-single-word="false">
        <style:tab-stops>
          <style:tab-stop style:position="7.781cm"/>
        </style:tab-stops>
      </style:paragraph-properties>
    </style:style>
    <style:style style:name="P144" style:family="paragraph" style:parent-style-name="Standard">
      <style:paragraph-properties fo:text-align="start" style:justify-single-word="false" fo:background-color="transparent">
        <style:tab-stops>
          <style:tab-stop style:position="7.781cm"/>
        </style:tab-stops>
        <style:background-image/>
      </style:paragraph-properties>
      <style:text-properties fo:color="#000000" fo:font-size="14pt"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 style:family="text">
      <style:text-properties fo:color="#3333ff"/>
    </style:style>
    <style:style style:name="T2" style:family="text">
      <style:text-properties fo:color="#3333ff" fo:background-color="transparent"/>
    </style:style>
    <style:style style:name="T3" style:family="text">
      <style:text-properties fo:color="#3333ff" fo:font-weight="normal" style:font-weight-asian="normal" style:font-weight-complex="normal"/>
    </style:style>
    <style:style style:name="T4" style:family="text">
      <style:text-properties fo:color="#66ffff"/>
    </style:style>
    <style:style style:name="T5" style:family="text">
      <style:text-properties fo:color="#000000"/>
    </style:style>
    <style:style style:name="T6" style:family="text">
      <style:text-properties fo:color="#000000" fo:background-color="#ffff66"/>
    </style:style>
    <style:style style:name="T7" style:family="text">
      <style:text-properties fo:color="#000000" fo:background-color="#ff66cc"/>
    </style:style>
    <style:style style:name="T8" style:family="text">
      <style:text-properties fo:color="#000000" fo:background-color="#00ccff"/>
    </style:style>
    <style:style style:name="T9" style:family="text">
      <style:text-properties fo:color="#000000" style:text-underline-style="none"/>
    </style:style>
    <style:style style:name="T10" style:family="text">
      <style:text-properties fo:color="#000000" style:text-underline-style="none" fo:font-weight="bold" style:font-weight-asian="bold" style:font-weight-complex="bold"/>
    </style:style>
    <style:style style:name="T11" style:family="text">
      <style:text-properties fo:color="#000000" style:text-underline-style="none" fo:background-color="#ccff66"/>
    </style:style>
    <style:style style:name="T12" style:family="text">
      <style:text-properties fo:color="#000000" fo:font-weight="bold" fo:background-color="#ff6666" style:font-weight-asian="bold" style:font-weight-complex="bold"/>
    </style:style>
    <style:style style:name="T13" style:family="text">
      <style:text-properties fo:color="#000000" fo:font-weight="bold" fo:background-color="transparent" style:font-weight-asian="bold" style:font-weight-complex="bold"/>
    </style:style>
    <style:style style:name="T14" style:family="text">
      <style:text-properties fo:color="#000000" fo:background-color="#ff99ff"/>
    </style:style>
    <style:style style:name="T15" style:family="text">
      <style:text-properties fo:color="#000000" fo:background-color="transparent"/>
    </style:style>
    <style:style style:name="T16" style:family="text">
      <style:text-properties fo:color="#000000" fo:background-color="#ffcc00"/>
    </style:style>
    <style:style style:name="T17" style:family="text">
      <style:text-properties fo:color="#000000" fo:background-color="#ffffff"/>
    </style:style>
    <style:style style:name="T18" style:family="text">
      <style:text-properties fo:color="#000000" fo:background-color="#33ff99"/>
    </style:style>
    <style:style style:name="T19" style:family="text">
      <style:text-properties fo:color="#000000" fo:background-color="#33ff99" style:font-size-asian="12pt" style:font-size-complex="12pt"/>
    </style:style>
    <style:style style:name="T20" style:family="text">
      <style:text-properties fo:color="#000000" fo:background-color="#66ff99" style:font-size-asian="12pt" style:font-size-complex="12pt"/>
    </style:style>
    <style:style style:name="T21" style:family="text">
      <style:text-properties fo:color="#000000" fo:background-color="#9999ff" style:font-size-asian="12pt" style:font-size-complex="12pt"/>
    </style:style>
    <style:style style:name="T22" style:family="text">
      <style:text-properties fo:color="#000000" fo:background-color="#cc9900"/>
    </style:style>
    <style:style style:name="T23" style:family="text">
      <style:text-properties fo:color="#000000" fo:background-color="#ffff00"/>
    </style:style>
    <style:style style:name="T24" style:family="text">
      <style:text-properties fo:color="#000000" fo:background-color="#ff66ff"/>
    </style:style>
    <style:style style:name="T25" style:family="text">
      <style:text-properties fo:color="#000000" fo:background-color="#99ffff"/>
    </style:style>
    <style:style style:name="T26" style:family="text">
      <style:text-properties fo:color="#000000" fo:font-size="12pt" fo:font-weight="normal" style:font-size-asian="12pt" style:font-weight-asian="normal" style:font-size-complex="12pt" style:font-weight-complex="normal"/>
    </style:style>
    <style:style style:name="T27" style:family="text">
      <style:text-properties fo:color="#000000" fo:font-size="12pt" fo:font-weight="normal" fo:background-color="#66ccff" style:font-size-asian="12pt" style:font-weight-asian="normal" style:font-size-complex="12pt" style:font-weight-complex="normal"/>
    </style:style>
    <style:style style:name="T28" style:family="text">
      <style:text-properties fo:color="#000000" fo:font-size="12pt" fo:font-weight="normal" fo:background-color="#ff6666" style:font-size-asian="12pt" style:font-weight-asian="normal" style:font-size-complex="12pt" style:font-weight-complex="normal"/>
    </style:style>
    <style:style style:name="T29" style:family="text">
      <style:text-properties fo:color="#000000"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0" style:family="text">
      <style:text-properties fo:color="#000000" fo:font-size="12pt" fo:font-style="normal" style:text-underline-style="none" fo:font-weight="normal" fo:background-color="#ff99ff" style:font-size-asian="12pt" style:font-style-asian="normal" style:font-weight-asian="normal" style:font-size-complex="12pt" style:font-style-complex="normal" style:font-weight-complex="normal"/>
    </style:style>
    <style:style style:name="T31" style:family="text">
      <style:text-properties fo:color="#000000" fo:font-size="12pt" fo:font-style="normal" style:text-underline-style="none" fo:font-weight="normal" fo:background-color="#00ffff" style:font-size-asian="12pt" style:font-style-asian="normal" style:font-weight-asian="normal" style:font-size-complex="12pt" style:font-style-complex="normal" style:font-weight-complex="normal"/>
    </style:style>
    <style:style style:name="T32" style:family="text">
      <style:text-properties fo:color="#ff6600"/>
    </style:style>
    <style:style style:name="T33" style:family="text">
      <style:text-properties fo:color="#ff6600" fo:background-color="#ffffff"/>
    </style:style>
    <style:style style:name="T34" style:family="text">
      <style:text-properties fo:color="#ff6600" fo:background-color="#9999ff"/>
    </style:style>
    <style:style style:name="T35" style:family="text">
      <style:text-properties fo:background-color="#ffffff"/>
    </style:style>
    <style:style style:name="T36" style:family="text">
      <style:text-properties fo:background-color="#ffff66"/>
    </style:style>
    <style:style style:name="T37" style:family="text">
      <style:text-properties fo:color="#ff0000"/>
    </style:style>
    <style:style style:name="T38" style:family="text">
      <style:text-properties fo:color="#ff0000" fo:background-color="transparent"/>
    </style:style>
    <style:style style:name="T39" style:family="text">
      <style:text-properties fo:color="#ff0000" fo:font-weight="normal" style:font-weight-asian="normal" style:font-weight-complex="normal"/>
    </style:style>
    <style:style style:name="T40" style:family="text">
      <style:text-properties fo:color="#ff0000" fo:font-size="12pt" style:text-underline-style="none" fo:font-weight="normal" style:font-size-asian="12pt" style:font-weight-asian="normal" style:font-size-complex="12pt" style:font-weight-complex="normal"/>
    </style:style>
    <style:style style:name="T41" style:family="text">
      <style:text-properties fo:color="#ff0000" fo:font-size="12pt" fo:font-weight="normal" style:font-size-asian="12pt" style:font-weight-asian="normal" style:font-size-complex="12pt" style:font-weight-complex="normal"/>
    </style:style>
    <style:style style:name="T42" style:family="text">
      <style:text-properties fo:color="#ff0000" fo:font-size="12pt" fo:font-weight="normal" fo:background-color="transparent" style:font-size-asian="12pt" style:font-weight-asian="normal" style:font-size-complex="12pt" style:font-weight-complex="normal"/>
    </style:style>
    <style:style style:name="T43" style:family="text">
      <style:text-properties fo:color="#ff0000"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T46" style:family="text">
      <style:text-properties fo:font-weight="bold" fo:background-color="transparent" style:font-weight-asian="bold" style:font-weight-complex="bold"/>
    </style:style>
    <style:style style:name="T47" style:family="text">
      <style:text-properties fo:background-color="#ff6666"/>
    </style:style>
    <style:style style:name="T48" style:family="text">
      <style:text-properties fo:color="#00ffff"/>
    </style:style>
    <style:style style:name="T49" style:family="text">
      <style:text-properties fo:background-color="#ff99ff"/>
    </style:style>
    <style:style style:name="T50" style:family="text">
      <style:text-properties fo:background-color="transparent"/>
    </style:style>
    <style:style style:name="T51" style:family="text">
      <style:text-properties fo:background-color="#ffcc00"/>
    </style:style>
    <style:style style:name="T52" style:family="text">
      <style:text-properties fo:background-color="#66ff66"/>
    </style:style>
    <style:style style:name="T53" style:family="text">
      <style:text-properties fo:background-color="#66ff99"/>
    </style:style>
    <style:style style:name="T54" style:family="text">
      <style:text-properties fo:background-color="#9999ff"/>
    </style:style>
    <style:style style:name="T55" style:family="text">
      <style:text-properties fo:color="#6666ff" fo:background-color="transparent"/>
    </style:style>
    <style:style style:name="T56" style:family="text">
      <style:text-properties fo:color="#009900"/>
    </style:style>
    <style:style style:name="T57" style:family="text">
      <style:text-properties fo:color="#009900" fo:background-color="transparent"/>
    </style:style>
    <style:style style:name="T58" style:family="text">
      <style:text-properties fo:color="#009900" fo:font-size="12pt" fo:font-weight="normal" style:font-size-asian="12pt" style:font-weight-asian="normal" style:font-size-complex="12pt" style:font-weight-complex="normal"/>
    </style:style>
    <style:style style:name="T59" style:family="text">
      <style:text-properties fo:background-color="#ffff00"/>
    </style:style>
    <style:style style:name="T60" style:family="text">
      <style:text-properties fo:background-color="#ff9999"/>
    </style:style>
    <style:style style:name="T61" style:family="text">
      <style:text-properties fo:color="#ffffff"/>
    </style:style>
    <style:style style:name="T62" style:family="text">
      <style:text-properties fo:color="#ffffff" fo:background-color="transparent"/>
    </style:style>
    <style:style style:name="T63" style:family="text">
      <style:text-properties fo:color="#ffffff" fo:background-color="#ffffff"/>
    </style:style>
    <style:style style:name="T64" style:family="text">
      <style:text-properties fo:color="#ffffff" fo:font-weight="normal" style:font-weight-asian="normal" style:font-weight-complex="normal"/>
    </style:style>
    <style:style style:name="T65" style:family="text">
      <style:text-properties fo:color="#ffffff" fo:font-size="12pt" fo:font-weight="normal" style:font-size-asian="12pt" style:font-weight-asian="normal" style:font-size-complex="12pt" style:font-weight-complex="normal"/>
    </style:style>
    <style:style style:name="T66" style:family="text">
      <style:text-properties fo:color="#ffffff" fo:font-size="12pt" fo:font-weight="normal" fo:background-color="transparent" style:font-size-asian="12pt" style:font-weight-asian="normal" style:font-size-complex="12pt" style:font-weight-complex="normal"/>
    </style:style>
    <style:style style:name="T67" style:family="text">
      <style:text-properties fo:background-color="#ffccff"/>
    </style:style>
    <style:style style:name="T68" style:family="text">
      <style:text-properties fo:color="#00cc33"/>
    </style:style>
    <style:style style:name="T69" style:family="text">
      <style:text-properties fo:font-weight="normal" style:font-weight-asian="normal" style:font-weight-complex="normal"/>
    </style:style>
    <style:style style:name="T70" style:family="text">
      <style:text-properties fo:font-weight="normal" fo:background-color="#66ff99" style:font-weight-asian="normal" style:font-weight-complex="normal"/>
    </style:style>
    <style:style style:name="T71" style:family="text">
      <style:text-properties fo:font-weight="normal" fo:background-color="#ff9999" style:font-weight-asian="normal" style:font-weight-complex="normal"/>
    </style:style>
    <style:style style:name="T72" style:family="text">
      <style:text-properties fo:font-weight="normal" fo:background-color="transparent" style:font-weight-asian="normal" style:font-weight-complex="normal"/>
    </style:style>
    <style:style style:name="T73" style:family="text">
      <style:text-properties fo:font-weight="normal" fo:background-color="#66ccff" style:font-weight-asian="normal" style:font-weight-complex="normal"/>
    </style:style>
    <style:style style:name="T74" style:family="text">
      <style:text-properties fo:font-weight="normal" fo:background-color="#ffff66" style:font-weight-asian="normal" style:font-weight-complex="normal"/>
    </style:style>
    <style:style style:name="T75" style:family="text">
      <style:text-properties fo:color="#ff3300"/>
    </style:style>
    <style:style style:name="T76" style:family="text">
      <style:text-properties fo:color="#ff3300" fo:background-color="transparent"/>
    </style:style>
    <style:style style:name="T77" style:family="text">
      <style:text-properties fo:background-color="#99ff99"/>
    </style:style>
    <style:style style:name="T78" style:family="text">
      <style:text-properties fo:background-color="#ccff00"/>
    </style:style>
    <style:style style:name="T79" style:family="text">
      <style:text-properties fo:color="#ff3333"/>
    </style:style>
    <style:style style:name="T80" style:family="text">
      <style:text-properties fo:background-color="#cc66ff"/>
    </style:style>
    <style:style style:name="T81" style:family="text">
      <style:text-properties fo:background-color="#66ffff"/>
    </style:style>
    <style:style style:name="T82" style:family="text">
      <style:text-properties fo:color="#ff9900" fo:background-color="#ffffff"/>
    </style:style>
    <style:style style:name="T83" style:family="text">
      <style:text-properties fo:color="#ff9900" fo:background-color="transparent"/>
    </style:style>
    <style:style style:name="T84" style:family="text">
      <style:text-properties fo:color="#66ccff"/>
    </style:style>
    <style:style style:name="T85" style:family="text">
      <style:text-properties fo:color="#66ccff" fo:font-size="12pt" fo:font-weight="normal" style:font-size-asian="12pt" style:font-weight-asian="normal" style:font-size-complex="12pt" style:font-weight-complex="normal"/>
    </style:style>
    <style:style style:name="T86" style:family="text">
      <style:text-properties fo:background-color="#66ccff"/>
    </style:style>
    <style:style style:name="T87" style:family="text">
      <style:text-properties fo:background-color="#99ffff"/>
    </style:style>
    <style:style style:name="T88" style:family="text">
      <style:text-properties fo:color="#006600"/>
    </style:style>
    <style:style style:name="T89" style:family="text">
      <style:text-properties fo:background-color="#ff0000"/>
    </style:style>
    <style:style style:name="T90" style:family="text">
      <style:text-properties fo:background-color="#00ff66"/>
    </style:style>
    <style:style style:name="T91" style:family="text">
      <style:text-properties fo:background-color="#ff66ff"/>
    </style:style>
    <style:style style:name="T92" style:family="text">
      <style:text-properties fo:font-size="12pt" style:text-underline-style="none" fo:font-weight="normal" style:font-size-asian="12pt" style:font-weight-asian="normal" style:font-size-complex="12pt" style:font-weight-complex="normal"/>
    </style:style>
    <style:style style:name="T93" style:family="text">
      <style:text-properties fo:font-size="12pt" fo:font-weight="normal" style:font-size-asian="12pt" style:font-weight-asian="normal" style:font-size-complex="12pt" style:font-weight-complex="normal"/>
    </style:style>
    <style:style style:name="T94" style:family="text">
      <style:text-properties fo:font-size="12pt" fo:font-weight="normal" fo:background-color="#ff99ff" style:font-size-asian="12pt" style:font-weight-asian="normal" style:font-size-complex="12pt" style:font-weight-complex="normal"/>
    </style:style>
    <style:style style:name="T95" style:family="text">
      <style:text-properties fo:font-size="12pt" fo:font-weight="normal" fo:background-color="#99ffff" style:font-size-asian="12pt" style:font-weight-asian="normal" style:font-size-complex="12pt" style:font-weight-complex="normal"/>
    </style:style>
    <style:style style:name="T96" style:family="text">
      <style:text-properties fo:font-size="12pt" fo:font-weight="normal" fo:background-color="#ff6666" style:font-size-asian="12pt" style:font-weight-asian="normal" style:font-size-complex="12pt" style:font-weight-complex="normal"/>
    </style:style>
    <style:style style:name="T97" style:family="text">
      <style:text-properties fo:font-size="12pt" fo:font-weight="normal" fo:background-color="#66ff66" style:font-size-asian="12pt" style:font-weight-asian="normal" style:font-size-complex="12pt" style:font-weight-complex="normal"/>
    </style:style>
    <style:style style:name="T98" style:family="text">
      <style:text-properties fo:font-size="12pt" fo:font-weight="normal" fo:background-color="#66ccff" style:font-size-asian="12pt" style:font-weight-asian="normal" style:font-size-complex="12pt" style:font-weight-complex="normal"/>
    </style:style>
    <style:style style:name="T99" style:family="text">
      <style:text-properties fo:font-size="12pt" fo:font-weight="normal" fo:background-color="transparent" style:font-size-asian="12pt" style:font-weight-asian="normal" style:font-size-complex="12pt" style:font-weight-complex="normal"/>
    </style:style>
    <style:style style:name="T100" style:family="text">
      <style:text-properties fo:font-size="12pt" fo:font-weight="normal" fo:background-color="#83caff" style:font-size-asian="12pt" style:font-weight-asian="normal" style:font-size-complex="12pt" style:font-weight-complex="normal"/>
    </style:style>
    <style:style style:name="T101" style:family="text">
      <style:text-properties fo:font-size="12pt" fo:font-weight="normal" fo:background-color="#00ff66" style:font-size-asian="12pt" style:font-weight-asian="normal" style:font-size-complex="12pt" style:font-weight-complex="normal"/>
    </style:style>
    <style:style style:name="T102" style:family="text">
      <style:text-properties fo:font-size="12pt" fo:font-weight="normal" fo:background-color="#ffcc99" style:font-size-asian="12pt" style:font-weight-asian="normal" style:font-size-complex="12pt" style:font-weight-complex="normal"/>
    </style:style>
    <style:style style:name="T103" style:family="text">
      <style:text-properties fo:color="#cc9900" fo:font-size="12pt" fo:font-weight="normal" style:font-size-asian="12pt" style:font-weight-asian="normal" style:font-size-complex="12pt" style:font-weight-complex="normal"/>
    </style:style>
    <style:style style:name="T104" style:family="text">
      <style:text-properties fo:color="#ff9999" fo:font-size="12pt" fo:font-weight="normal" style:font-size-asian="12pt" style:font-weight-asian="normal" style:font-size-complex="12pt" style:font-weight-complex="normal"/>
    </style:style>
    <style:style style:name="T105" style:family="text">
      <style:text-properties fo:color="#579d1c" fo:font-size="12pt" fo:font-weight="normal" style:font-size-asian="12pt" style:font-weight-asian="normal" style:font-size-complex="12pt" style:font-weight-complex="normal"/>
    </style:style>
    <style:style style:name="T106" style:family="text">
      <style:text-properties fo:color="#669966" fo:font-size="12pt" fo:font-weight="normal" style:font-size-asian="12pt" style:font-weight-asian="normal" style:font-size-complex="12pt" style:font-weight-complex="normal"/>
    </style:style>
    <style:style style:name="T107" style:family="text">
      <style:text-properties fo:color="#66ff66"/>
    </style:style>
    <style:style style:name="T108" style:family="text">
      <style:text-properties fo:background-color="#00ffff"/>
    </style:style>
    <style:style style:name="T109" style:family="text">
      <style:text-properties fo:background-color="#e6e6ff"/>
    </style:style>
    <style:style style:name="T110" style:family="text">
      <style:text-properties fo:background-color="#6666ff"/>
    </style:style>
    <style:style style:name="T111" style:family="text">
      <style:text-properties fo:color="#009933"/>
    </style:style>
    <style:style style:name="T112" style:family="text">
      <style:text-properties fo:color="#009933" fo:background-color="transparent"/>
    </style:style>
    <style:style style:name="T113" style:family="text">
      <style:text-properties fo:background-color="#ffff99"/>
    </style:style>
    <style:style style:name="T114" style:family="text">
      <style:text-properties fo:background-color="#ff66cc"/>
    </style:style>
    <style:style style:name="T115" style:family="text">
      <style:text-properties fo:background-color="#ff33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385cm" fo:text-indent="-0.635cm" fo:margin-left="3.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2cm" fo:text-indent="-0.635cm" fo:margin-left="4.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55cm" fo:text-indent="-0.635cm" fo:margin-left="4.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9cm" fo:text-indent="-0.635cm" fo:margin-left="5.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25cm" fo:text-indent="-0.635cm" fo:margin-left="5.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6cm" fo:text-indent="-0.635cm" fo:margin-left="6.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95cm" fo:text-indent="-0.635cm" fo:margin-left="7.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3cm" fo:text-indent="-0.635cm" fo:margin-left="7.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65cm" fo:text-indent="-0.635cm" fo:margin-left="8.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cm" fo:text-indent="-0.635cm" fo:margin-left="9.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385cm" fo:text-indent="-0.635cm" fo:margin-left="3.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2cm" fo:text-indent="-0.635cm" fo:margin-left="4.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55cm" fo:text-indent="-0.635cm" fo:margin-left="4.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9cm" fo:text-indent="-0.635cm" fo:margin-left="5.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25cm" fo:text-indent="-0.635cm" fo:margin-left="5.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6cm" fo:text-indent="-0.635cm" fo:margin-left="6.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95cm" fo:text-indent="-0.635cm" fo:margin-left="7.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3cm" fo:text-indent="-0.635cm" fo:margin-left="7.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65cm" fo:text-indent="-0.635cm" fo:margin-left="8.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cm" fo:text-indent="-0.635cm" fo:margin-left="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Les variables:</text:p>
      <text:p text:style-name="P69"/>
      <text:p text:style-name="P81"><text:span text:style-name="T44">Syntaxe</text:span>:</text:p>
      <text:p text:style-name="Standard"/>
      <text:list xml:id="list7989646658106103662" text:style-name="L1">
        <text:list-item>
          <text:p text:style-name="P85"><text:span text:style-name="T1">(</text:span><text:span text:style-name="T2">modificateur d'acces)</text:span><text:span text:style-name="T1"> </text:span><text:span text:style-name="T4">(type de la variable)</text:span> leNom<text:span text:style-name="T33">;</text:span></text:p>
          <text:p text:style-name="P85"/>
        </text:list-item>
      </text:list>
      <text:p text:style-name="Standard"><text:span text:style-name="T1">// modificateur d'acces</text:span> = public / private</text:p>
      <text:p text:style-name="Standard"/>
      <text:p text:style-name="Standard"><text:span text:style-name="T1">// public</text:span> = est accecible depuis n'importe quelle autre classe du programme. On peut la recuperer/modifier dp n'importe quelle autres script.</text:p>
      <text:p text:style-name="Standard"/>
      <text:p text:style-name="Standard"><text:span text:style-name="T1">// Private </text:span>= restreint l'acces uniquement pour la classe actuel ( le script ou la varibale se trouve )</text:p>
      <text:p text:style-name="Standard"/>
      <text:p text:style-name="P1">// type de la variable <text:span text:style-name="T5">= string/float/int/bool/</text:span><text:span text:style-name="T12">GameObject</text:span></text:p>
      <text:p text:style-name="P5"/>
      <text:p text:style-name="P63">// ; <text:span text:style-name="T5">= ajouter un point virgule a la fin de chaque variable</text:span></text:p>
      <text:p text:style-name="P5"/>
      <text:p text:style-name="P1"><text:span text:style-name="T37">ATT</text:span><text:span text:style-name="T5"> → si la variable est un </text:span><text:span text:style-name="T7">float</text:span><text:span text:style-name="T5"> on ajoute un «</text:span><text:span text:style-name="T6">f</text:span><text:span text:style-name="T5">» a la fin du nombre // ex: public </text:span><text:span text:style-name="T7">float</text:span><text:span text:style-name="T5"> nom =4</text:span><text:span text:style-name="T8">.</text:span><text:span text:style-name="T5">56</text:span><text:span text:style-name="T6">f</text:span><text:span text:style-name="T5">;</text:span></text:p>
      <text:p text:style-name="P1"><text:span text:style-name="T5"><text:s text:c="9"/>→ c'est un </text:span><text:span text:style-name="T8">point</text:span><text:span text:style-name="T5"> qui separe la </text:span><text:span text:style-name="T10">partie entiere de sa decimal</text:span></text:p>
      <text:p text:style-name="P48"/>
      <text:p text:style-name="P3"><text:span text:style-name="T45">ATT </text:span><text:span text:style-name="T9">→ ajouter des</text:span><text:span text:style-name="T10"> guillemets</text:span><text:span text:style-name="T9"> si la variable est un </text:span><text:span text:style-name="T11">string</text:span></text:p>
      <text:list xml:id="list1185929741711266941" text:style-name="L2">
        <text:list-header>
          <text:p text:style-name="P86"/>
        </text:list-header>
      </text:list>
      <text:p text:style-name="P5"/>
      <text:p text:style-name="P5"/>
      <text:p text:style-name="P2">/// Convention de nommage /// → concerne les variables avec plusieurs mots</text:p>
      <text:p text:style-name="P2"><text:s text:c="50"/>→ La premiere lettre de chaque nv mot est en majuscule </text:p>
      <text:p text:style-name="P2"><text:s text:c="50"/>→ La premiere lettre de la variable est en minuscule</text:p>
      <text:p text:style-name="P2"><text:s text:c="50"/>→ ex: tropbienlesvariables = tropBienLesVariables</text:p>
      <text:p text:style-name="P2"><text:s text:c="50"/>→ Pas de caractere speciaux </text:p>
      <text:p text:style-name="P6"/>
      <text:p text:style-name="P8">Modification d'une variable:</text:p>
      <text:p text:style-name="P8"/>
      <text:p text:style-name="P47">// <text:span text:style-name="T52">+1 </text:span><text:s/>→ leNomVariable<text:span text:style-name="T52">++</text:span>;</text:p>
      <text:p text:style-name="P47"/>
      <text:p text:style-name="P47"><text:span text:style-name="T50">// </text:span><text:span text:style-name="T47">+ ou – (reels)</text:span> → leNomVariable <text:span text:style-name="T47">(-/+)= reel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ext:soft-page-break/>Les fontions:</text:p>
      <text:p text:style-name="P10"/>
      <text:p text:style-name="P29"><text:span text:style-name="T44">Syntaxe</text:span>:</text:p>
      <text:p text:style-name="P16"/>
      <text:list xml:id="list369839270188741729" text:style-name="L3">
        <text:list-item>
          <text:p text:style-name="P87"><text:span text:style-name="T1">(type)</text:span> <text:s/>leNom(<text:span text:style-name="T48">parametres</text:span>) <text:span text:style-name="T51">;</text:span></text:p>
        </text:list-item>
      </text:list>
      <text:p text:style-name="P16"/>
      <text:p text:style-name="P65">// type <text:span text:style-name="T5">= void / ?</text:span></text:p>
      <text:p text:style-name="P31"/>
      <text:p text:style-name="P70"><text:span text:style-name="T37">ATT</text:span><text:span text:style-name="T5"> → ne pas oublier le </text:span><text:span text:style-name="T16">point virgule</text:span></text:p>
      <text:p text:style-name="P35"/>
      <text:p text:style-name="P35">Differentes fonctions usuelles:</text:p>
      <text:p text:style-name="P16"/>
      <text:p text:style-name="P16">----------------------------------------------------------</text:p>
      <text:p text:style-name="P31"/>
      <text:list xml:id="list3946512592796530396" text:style-name="L4">
        <text:list-item>
          <text:p text:style-name="P134"><text:span text:style-name="T5">void </text:span><text:span text:style-name="T14">Start( )</text:span><text:span text:style-name="T15"> </text:span><text:span text:style-name="T14">{</text:span></text:p>
        </text:list-item>
      </text:list>
      <text:p text:style-name="P17"/>
      <text:list xml:id="list38884917" text:continue-numbering="true" text:style-name="L4">
        <text:list-header>
          <text:p text:style-name="P88">}</text:p>
        </text:list-header>
      </text:list>
      <text:p text:style-name="P17"/>
      <text:p text:style-name="P18">// Premiere fonction lu au demarrage du projet </text:p>
      <text:p text:style-name="P66"/>
      <text:p text:style-name="P19">----------------------------------------------------------</text:p>
      <text:p text:style-name="P19"/>
      <text:list xml:id="list7885377638833099961" text:style-name="L5">
        <text:list-item>
          <text:p text:style-name="P135"><text:span text:style-name="T5">void </text:span><text:span text:style-name="T6">Upadte( )</text:span><text:span text:style-name="T5"> </text:span><text:span text:style-name="T6">{</text:span></text:p>
        </text:list-item>
      </text:list>
      <text:p text:style-name="P21"/>
      <text:p text:style-name="P67"><text:span text:style-name="T5"><text:s text:c="11"/></text:span><text:span text:style-name="T6">}</text:span></text:p>
      <text:p text:style-name="P21"/>
      <text:p text:style-name="P21">// Fonction lu toute les frames (en boucles)</text:p>
      <text:p text:style-name="P67"/>
      <text:p text:style-name="P19">---------------------------------------------------------</text:p>
      <text:p text:style-name="P21"/>
      <text:list xml:id="list5559651155825895573" text:style-name="L6">
        <text:list-item>
          <text:p text:style-name="P136"><text:span text:style-name="T17">void </text:span><text:span text:style-name="T18">Awake( )</text:span><text:span text:style-name="T17"> </text:span><text:span text:style-name="T18">{</text:span></text:p>
        </text:list-item>
      </text:list>
      <text:p text:style-name="P36"/>
      <text:p text:style-name="P68"><text:span text:style-name="T5"><text:s text:c="10"/></text:span><text:span text:style-name="T18">}</text:span></text:p>
      <text:p text:style-name="P54"/>
      <text:p text:style-name="P72"><text:span text:style-name="T19">//Fonction ap</text:span><text:span text:style-name="T20">pel</text:span><text:span text:style-name="T53">é avant</text:span><text:span text:style-name="T35"> </text:span><text:span text:style-name="T49">Start( )</text:span></text:p>
      <text:p text:style-name="P53">// permet de choisir l'ordre d'initialisation des scripts </text:p>
      <text:p text:style-name="P73">---------------------------------------------------------</text:p>
      <text:p text:style-name="P76"/>
      <text:list xml:id="list2548442179991556354" text:style-name="L7">
        <text:list-item>
          <text:p text:style-name="P137">void <text:span text:style-name="T54">LateUpdate( )</text:span> <text:span text:style-name="T54">{</text:span></text:p>
        </text:list-item>
      </text:list>
      <text:p text:style-name="P75"/>
      <text:p text:style-name="P74"><text:s text:c="9"/><text:span text:style-name="T54">}</text:span></text:p>
      <text:p text:style-name="P75"/>
      <text:p text:style-name="P74"><text:span text:style-name="T54">//Fonction <text:s/></text:span><text:span text:style-name="T21">appel</text:span><text:span text:style-name="T54">é apres que tout les elements d'une fonction </text:span><text:s/><text:span text:style-name="T36">Update( )</text:span> <text:span text:style-name="T54">soient lu</text:span></text:p>
      <text:p text:style-name="P75">//utile car permet de choisir l'ordre d'execution des differents scripts </text:p>
      <text:p text:style-name="P74"/>
      <text:p text:style-name="P74"/>
      <text:p text:style-name="P74"/>
      <text:p text:style-name="P74"/>
      <text:p text:style-name="P74"/>
      <text:p text:style-name="P74"/>
      <text:p text:style-name="P74"/>
      <text:p text:style-name="P74"/>
      <text:p text:style-name="P74"><text:soft-page-break/>---------------------------------------------------------</text:p>
      <text:p text:style-name="P84"><text:s text:c="2"/></text:p>
      <text:list xml:id="list863541614195143450" text:style-name="L8">
        <text:list-item>
          <text:p text:style-name="P111">void <text:span text:style-name="T47">FixeUpdate( )</text:span><text:span text:style-name="T50"> </text:span><text:span text:style-name="T47">{</text:span></text:p>
        </text:list-item>
      </text:list>
      <text:p text:style-name="P55"/>
      <text:p text:style-name="P5"><text:span text:style-name="T50"><text:s text:c="8"/></text:span><text:span text:style-name="T47">}</text:span></text:p>
      <text:p text:style-name="P55"/>
      <text:p text:style-name="P5"><text:span text:style-name="T47">//Remplace la fonction</text:span><text:span text:style-name="T50"> </text:span><text:span text:style-name="T36">Update( )</text:span><text:span text:style-name="T50"> </text:span><text:span text:style-name="T47">quand on travail activement sur des</text:span><text:span text:style-name="T50"> </text:span><text:span text:style-name="T46">rigibody</text:span></text:p>
      <text:p text:style-name="P5"/>
      <text:p text:style-name="P56">---------------------------------------------------------</text:p>
      <text:p text:style-name="P56"/>
      <text:p text:style-name="P77"><text:span text:style-name="T50">ATT </text:span><text:span text:style-name="T15">→ Ne pas utiliser la fonction void </text:span><text:span text:style-name="T22">OnGUI( )</text:span><text:span text:style-name="T15"> </text:span><text:span text:style-name="T13">car elle n'est plus d'actualite </text:span></text:p>
      <text:p text:style-name="P56"/>
      <text:p text:style-name="P56"/>
      <text:p text:style-name="P56"/>
      <text:p text:style-name="P5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Les conditions:</text:p>
      <text:p text:style-name="P11"/>
      <text:p text:style-name="P34">Syntaxe:</text:p>
      <text:p text:style-name="P32"/>
      <text:list xml:id="list5480042537001006872" text:style-name="L9">
        <text:list-item>
          <text:p text:style-name="P138"><text:span text:style-name="T55">if</text:span><text:span text:style-name="T15"> </text:span><text:span text:style-name="T38">(variable = = (valeur ou variable)</text:span><text:span text:style-name="T23">{</text:span></text:p>
        </text:list-item>
      </text:list>
      <text:p text:style-name="P78"><text:span text:style-name="T15"><text:s text:c="20"/></text:span><text:span text:style-name="T57">//Action</text:span></text:p>
      <text:p text:style-name="P78"><text:span text:style-name="T15"><text:s text:c="12"/></text:span><text:span text:style-name="T23">}</text:span></text:p>
      <text:p text:style-name="P11"/>
      <text:p text:style-name="P80">//conditions: if / else if (elif) / else </text:p>
      <text:p text:style-name="P22">{} <text:span text:style-name="T35">: ne pas oublier les accolades </text:span></text:p>
      <text:p text:style-name="P80"/>
      <text:p text:style-name="P79">A savoir:</text:p>
      <text:p text:style-name="P11"/>
      <text:p text:style-name="P34">//Syntaxe «et»/«ou»:</text:p>
      <text:p text:style-name="P32"/>
      <text:list xml:id="list8345935593008915502" text:style-name="L10">
        <text:list-item>
          <text:p text:style-name="P139"><text:span text:style-name="T24">&amp;&amp;</text:span><text:span text:style-name="T15"> = <text:s/></text:span><text:span text:style-name="T24">et</text:span></text:p>
        </text:list-item>
        <text:list-item>
          <text:p text:style-name="P139"><text:span text:style-name="T25"><text:s text:c="2"/>|| <text:s/></text:span><text:span text:style-name="T15"><text:s/>= <text:s/></text:span><text:span text:style-name="T25">ou </text:span></text:p>
          <text:p text:style-name="P89"/>
        </text:list-item>
      </text:list>
      <text:p text:style-name="P34">//Syntaxe des comparaisons:</text:p>
      <text:p text:style-name="P33"/>
      <text:list xml:id="list3606372562541681140" text:style-name="L11">
        <text:list-item>
          <text:p text:style-name="P140"><text:span text:style-name="T5">= = </text:span><text:span text:style-name="T17"><text:s/></text:span><text:span text:style-name="T15">/ </text:span><text:span text:style-name="T5">egal a</text:span></text:p>
        </text:list-item>
        <text:list-item>
          <text:p text:style-name="P140"><text:span text:style-name="T5">! = </text:span><text:span text:style-name="T17"><text:s/></text:span><text:span text:style-name="T15">/ </text:span><text:span text:style-name="T5">different de </text:span></text:p>
        </text:list-item>
        <text:list-item>
          <text:p text:style-name="P140"><text:span text:style-name="T5">&gt; <text:s/></text:span><text:span text:style-name="T15"><text:s/>/ </text:span><text:span text:style-name="T5">strictement superieur a</text:span></text:p>
        </text:list-item>
        <text:list-item>
          <text:p text:style-name="P140"><text:span text:style-name="T5">&lt; <text:s/></text:span><text:span text:style-name="T15"><text:s/>/ </text:span><text:span text:style-name="T5">strictement inferieur a</text:span></text:p>
        </text:list-item>
        <text:list-item>
          <text:p text:style-name="P140"><text:span text:style-name="T5">&gt; = </text:span><text:span text:style-name="T17"><text:s/></text:span><text:span text:style-name="T15">/ </text:span><text:span text:style-name="T5">superieur ou egal a </text:span></text:p>
        </text:list-item>
        <text:list-item>
          <text:p text:style-name="P140"><text:span text:style-name="T5">&lt; = </text:span><text:span text:style-name="T17"><text:s/></text:span><text:span text:style-name="T15">/ </text:span><text:span text:style-name="T5">inferieur ou egal a </text:span></text:p>
        </text:list-item>
      </text:list>
      <text:p text:style-name="P26"/>
      <text:p text:style-name="P25"/>
      <text:p text:style-name="P56"/>
      <text:p text:style-name="P56"/>
      <text:p text:style-name="P56"/>
      <text:p text:style-name="P56"/>
      <text:p text:style-name="P56"/>
      <text:p text:style-name="P56"/>
      <text:p text:style-name="P56"/>
      <text:p text:style-name="P5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Les GameObjects:</text:p>
      <text:p text:style-name="P11"/>
      <text:p text:style-name="P27"><text:span text:style-name="T59">Chaque objet de notre jeu est un GameObject (GO)</text:span>→ personnage, objet, camera, lumière….</text:p>
      <text:p text:style-name="P27"/>
      <text:p text:style-name="P58"><text:span text:style-name="T67">// Components</text:span> = les propriétés et les éléments permettant au GO «d’être» comme nous le <text:s text:c="19"/><text:span text:style-name="T61">&gt; <text:s text:c="2"/></text:span><text:s text:c="21"/>souhaitons. </text:p>
      <text:p text:style-name="P58"><text:s text:c="24"/>= On peut ajouter un/plusieurs Components a un même GO</text:p>
      <text:p text:style-name="P58"><text:s text:c="24"/>= il existe un Components pressent de base qui est impossible a supprimer: <text:s text:c="2"/><text:span text:style-name="T61">&gt; &gt; &gt; <text:s/>&gt;</text:span> <text:span text:style-name="T61">&gt; <text:s/></text:span><text:s text:c="23"/><text:span text:style-name="T68">Transform</text:span> → <text:s/>permet de définir la rotation/position/taille de l'objet dans l'espace</text:p>
      <text:p text:style-name="P56"/>
      <text:p text:style-name="P4">ATT <text:span text:style-name="T5">→ les Components ne font pas tout, c'est pour ça que nous pouvons associer un/des script(s) a <text:s/></text:span><text:span text:style-name="T61">&gt;</text:span><text:span text:style-name="T5"> <text:s text:c="10"/>un GO </text:span></text:p>
      <text:p text:style-name="P4"><text:span text:style-name="T5"><text:s text:c="8"/>→ Pour qu'un scripts soit lu, il faut impérativement qu'il soit associé a au moins un objet dans </text:span><text:span text:style-name="T61">&gt; </text:span><text:span text:style-name="T5"><text:s text:c="10"/>la scène ( pour ajouter un script a un GO, il faut simplement glisser notre scripts sur ce <text:s/></text:span><text:span text:style-name="T61">&gt;</text:span><text:span text:style-name="T5"> <text:s text:c="2"/></text:span><text:span text:style-name="T61">&gt;&gt; </text:span><text:span text:style-name="T5"><text:s text:c="8"/>derniers)</text:span></text:p>
      <text:p text:style-name="P56"/>
      <text:p text:style-name="P7">Dans un script:</text:p>
      <text:p text:style-name="P56"/>
      <text:p text:style-name="P58">// Si on veut qu'un GO<text:span text:style-name="T54"> effectue des actions sur lui même</text:span>: mot de syntaxe clés = <text:span text:style-name="T34">g</text:span><text:span text:style-name="T54">ameObject</text:span> </text:p>
      <text:p text:style-name="P58"><text:s text:c="3"/>(<text:span text:style-name="T75">attention</text:span> la <text:span text:style-name="T32">minuscule</text:span> est importante)</text:p>
      <text:p text:style-name="P58"/>
      <text:p text:style-name="P58"><text:span text:style-name="T44">// Désactivations/Activation d'un GO: </text:span><text:s text:c="3"/></text:p>
      <text:p text:style-name="P58"><text:s text:c="71"/><text:span text:style-name="T49">gameObject</text:span>.<text:span text:style-name="T77">SetActive(</text:span><text:span text:style-name="T37">false</text:span><text:span text:style-name="T77">)</text:span></text:p>
      <text:p text:style-name="P58"/>
      <text:list xml:id="list9105053519259638941" text:style-name="L12">
        <text:list-item>
          <text:p text:style-name="P112"><text:span text:style-name="T49">gameObject</text:span> = correspond a l'objet qu'on veut Desac/Ac</text:p>
          <text:p text:style-name="P112"><text:s text:c="20"/>= est utiliser ici comme exemple</text:p>
        </text:list-item>
      </text:list>
      <text:p text:style-name="P58"/>
      <text:list xml:id="list38855789" text:continue-numbering="true" text:style-name="L12">
        <text:list-item>
          <text:p text:style-name="P112"><text:span text:style-name="T77">SetActive( ) </text:span>= fonction permettant la Desac/Ac d'un GO</text:p>
        </text:list-item>
      </text:list>
      <text:p text:style-name="P58"/>
      <text:list xml:id="list38866285" text:continue-numbering="true" text:style-name="L12">
        <text:list-item>
          <text:p text:style-name="P112"><text:span text:style-name="T37">false</text:span> = booléen souhaité</text:p>
          <text:p text:style-name="P112"><text:s text:c="8"/>= est utilise ici comme exemple <text:s/></text:p>
        </text:list-item>
      </text:list>
      <text:p text:style-name="P58"/>
      <text:p text:style-name="P9">//Détruire un GO :</text:p>
      <text:p text:style-name="P58"><text:s text:c="68"/><text:span text:style-name="T59">Destroy(</text:span><text:span text:style-name="T49">gameObject</text:span><text:span text:style-name="T59">)</text:span></text:p>
      <text:p text:style-name="P61"/>
      <text:list xml:id="list38868808" text:continue-numbering="true" text:style-name="L12">
        <text:list-item>
          <text:p text:style-name="P112"><text:span text:style-name="T49">gameObject</text:span> = correspond a l'objet qu'on veut détruire </text:p>
          <text:p text:style-name="P112"><text:s text:c="20"/>= est utiliser ici comme exemple</text:p>
        </text:list-item>
        <text:list-item>
          <text:p text:style-name="P115">Destroy ( ) <text:span text:style-name="T50"><text:s text:c="2"/>= fonction permettant la destruction d'un GO </text:span></text:p>
        </text:list-item>
      </text:list>
      <text:p text:style-name="P58"/>
      <text:p text:style-name="P61"><text:span text:style-name="T50">+ <text:s/>il est possible d'ajouter un </text:span><text:span text:style-name="T78">Timer</text:span><text:span text:style-name="T50"> a cette fonction:</text:span></text:p>
      <text:p text:style-name="P58"><text:s text:c="33"/></text:p>
      <text:p text:style-name="P61"><text:span text:style-name="T50"><text:s text:c="38"/></text:span>Destroy(<text:span text:style-name="T49">gameObject</text:span><text:span text:style-name="T50">, </text:span><text:span text:style-name="T78">(le cooldown souhaite qui sera en seconde)</text:span>)</text:p>
      <text:p text:style-name="P58"/>
      <text:p text:style-name="P61"><text:span text:style-name="T38">ATT</text:span><text:span text:style-name="T50"> → quand le GO est détruit </text:span><text:span text:style-name="T76">on ne peut plus interagir avec</text:span><text:span text:style-name="T50"> + il est </text:span><text:span text:style-name="T76">supprimé totalement de la <text:s/></text:span><text:span text:style-name="T62">&gt;??</text:span><text:span text:style-name="T76"> <text:s text:c="6"/>scène </text:span></text:p>
      <text:list xml:id="list38874132" text:continue-numbering="true" text:style-name="L12">
        <text:list-header>
          <text:p text:style-name="P112"/>
        </text:list-header>
      </text:list>
      <text:p text:style-name="P58"/>
      <text:p text:style-name="P58"/>
      <text:p text:style-name="P58"/>
      <text:p text:style-name="P58"/>
      <text:p text:style-name="P58"/>
      <text:p text:style-name="P58"/>
      <text:p text:style-name="P9"><text:soft-page-break/>//Interagir, activer et désactiver un Components:</text:p>
      <text:p text:style-name="P9"/>
      <text:p text:style-name="P49">// Depuis le script du GO qu'on Mod/Act+Desac/Destr //:</text:p>
      <text:p text:style-name="P9"/>
      <text:p text:style-name="P50"><text:span text:style-name="T35"><text:s text:c="20"/></text:span><text:span text:style-name="T49">gameObject</text:span>.<text:span text:style-name="T51">GetComponent&lt;</text:span><text:span text:style-name="T79">Renderer</text:span><text:span text:style-name="T51">&gt;( )</text:span>.<text:span text:style-name="T77">material</text:span>.<text:span text:style-name="T77">color</text:span> = <text:span text:style-name="T77">Color</text:span>.<text:span text:style-name="T77">red</text:span>;</text:p>
      <text:p text:style-name="P51"/>
      <text:list xml:id="list2100847917577961666" text:style-name="L13">
        <text:list-item>
          <text:p text:style-name="P116"><text:span text:style-name="T49">gameObject</text:span> = on choisit ici le GO avec lequel on veut interagir</text:p>
        </text:list-item>
      </text:list>
      <text:p text:style-name="P50"/>
      <text:list xml:id="list38884294" text:continue-numbering="true" text:style-name="L13">
        <text:list-item>
          <text:p text:style-name="P116"><text:span text:style-name="T51">GetCompent&lt; … &gt; ( )</text:span> = fonction permettant de sélectionner un Component <text:s/></text:p>
          <text:p text:style-name="P116"/>
        </text:list-item>
        <text:list-item>
          <text:p text:style-name="P116"><text:span text:style-name="T79">Renderer</text:span> = Component qui permet a un objet d’être affiche sur la scène <text:s/></text:p>
          <text:p text:style-name="P116"><text:s text:c="16"/>= utilisé ici comme exemple <text:s/></text:p>
          <text:p text:style-name="P116"/>
        </text:list-item>
        <text:list-item>
          <text:p text:style-name="P116"><text:span text:style-name="T77">material</text:span><text:span text:style-name="T35">.</text:span><text:span text:style-name="T77">color = Color</text:span><text:span text:style-name="T35">.</text:span><text:span text:style-name="T77">red</text:span><text:span text:style-name="T35"> = <text:s/>le reste de l'exemple: on modifie la couleur du GO <text:s/></text:span><text:span text:style-name="T63">&gt; <text:s/></text:span><text:span text:style-name="T35"><text:s text:c="43"/>en rouge </text:span></text:p>
        </text:list-item>
      </text:list>
      <text:p text:style-name="P56"/>
      <text:p text:style-name="P56"/>
      <text:p text:style-name="P50"><text:s text:c="9"/><text:span text:style-name="T35"><text:s text:c="7"/></text:span><text:span text:style-name="T49">gameObject</text:span>.<text:span text:style-name="T51">GetComponent&lt;</text:span><text:span text:style-name="T79">Renderer</text:span><text:span text:style-name="T51">&gt;( )</text:span>.<text:span text:style-name="T81">enabled </text:span>= <text:span text:style-name="T82">false</text:span>;</text:p>
      <text:p text:style-name="P50"/>
      <text:list xml:id="list38859483" text:continue-numbering="true" text:style-name="L13">
        <text:list-item>
          <text:p text:style-name="P116"><text:span text:style-name="T49">gameObject</text:span> = on choisit ici le GO avec lequel on veut interagir</text:p>
          <text:p text:style-name="P116"/>
        </text:list-item>
        <text:list-item>
          <text:p text:style-name="P116"><text:span text:style-name="T51">GetCompent&lt; … &gt; ( )</text:span> = fonction permettant de sélectionner un Component</text:p>
          <text:p text:style-name="P116"/>
        </text:list-item>
        <text:list-item>
          <text:p text:style-name="P116"><text:span text:style-name="T79">Renderer</text:span> = Component qui permet a un objet d’être affiche sur la scène <text:s/></text:p>
          <text:p text:style-name="P116"><text:s text:c="16"/>= utilisé ici comme exemple <text:s/></text:p>
        </text:list-item>
      </text:list>
      <text:p text:style-name="P50"/>
      <text:list xml:id="list38877647" text:continue-numbering="true" text:style-name="L13">
        <text:list-item>
          <text:p text:style-name="P117">enabled<text:span text:style-name="T35"> = paramètre qui permet d' Ac/Desac le Component sélectionné</text:span><text:span text:style-name="T50"> </text:span><text:span text:style-name="T35"><text:s/></text:span></text:p>
        </text:list-item>
      </text:list>
      <text:p text:style-name="P52"/>
      <text:list xml:id="list38863947" text:continue-numbering="true" text:style-name="L13">
        <text:list-item>
          <text:p text:style-name="P117"><text:span text:style-name="T83">false</text:span><text:span text:style-name="T35"> = booléen </text:span></text:p>
          <text:p text:style-name="P118"><text:s text:c="9"/>= utilisé comme exemple </text:p>
        </text:list-item>
      </text:list>
      <text:p text:style-name="P50"/>
      <text:p text:style-name="P71">ATT <text:span text:style-name="T5">→ Comme on peut le voir dans les derniers exemple:</text:span></text:p>
      <text:p text:style-name="P71"><text:span text:style-name="T5"><text:s text:c="30"/>→ chaque parties de la ligne de code est </text:span><text:span text:style-name="T37">séparé par un point <text:s/></text:span></text:p>
      <text:p text:style-name="P71"><text:span text:style-name="T5"><text:s text:c="30"/>→ <text:s/>on part du «</text:span><text:span text:style-name="T37">général au particulier</text:span><text:span text:style-name="T5">» dans notre ligne </text:span></text:p>
      <text:p text:style-name="P71"><text:span text:style-name="T5"><text:s text:c="30"/>→ la ligne se </text:span><text:span text:style-name="T37">finit</text:span><text:span text:style-name="T5"> toujours par un </text:span><text:span text:style-name="T37">point virgule</text:span><text:span text:style-name="T5"> </text:span></text:p>
      <text:p text:style-name="P56"/>
      <text:p text:style-name="P56">// Depuis un autre script qui n'est pas associe au GO qu'on Mod/Act+Desac/Destr //</text:p>
      <text:p text:style-name="P56"/>
      <text:p text:style-name="P58">→ initialisé une variable <text:span text:style-name="T84">GameObject</text:span> dans notre script: <text:span text:style-name="T80">public GameObject </text:span><text:span text:style-name="T49">leNomVariable</text:span></text:p>
      <text:p text:style-name="P62"/>
      <text:p text:style-name="P58">→ remplacer <text:span text:style-name="T49">gameObject</text:span> par <text:span text:style-name="T49">leNom</text:span>: en reprenant les exemples du dessus:</text:p>
      <text:p text:style-name="P58"/>
      <text:p text:style-name="P50"><text:s text:c="34"/><text:span text:style-name="T49">LeNom</text:span>.<text:span text:style-name="T51">GetComponent&lt;</text:span><text:span text:style-name="T79">Renderer</text:span><text:span text:style-name="T51">&gt;( )</text:span>.<text:span text:style-name="T81">enabled </text:span>= <text:span text:style-name="T82">false</text:span>;</text:p>
      <text:p text:style-name="P50"/>
      <text:p text:style-name="P50"><text:span text:style-name="T79">ATT</text:span> → Pour <text:span text:style-name="T53">associer</text:span> <text:span text:style-name="T79">un GO quelconque</text:span> a <text:span text:style-name="T79">une variable dans un script</text:span>, il faut dans l'inspector, glisser le GO dans l’encadré de la variable souhaité ( présent dans le tableau de notre script )</text:p>
      <text:p text:style-name="P58"><text:s text:c="40"/></text:p>
      <text:p text:style-name="P9"/>
      <text:p text:style-name="P9"/>
      <text:p text:style-name="P9"/>
      <text:p text:style-name="P9"/>
      <text:p text:style-name="P9"/>
      <text:p text:style-name="P9"><text:soft-page-break/>//Acceder a un GO:</text:p>
      <text:p text:style-name="P56"/>
      <text:p text:style-name="P56">//Deux méthodes//:</text:p>
      <text:p text:style-name="P58"/>
      <text:p text:style-name="P56"><text:span text:style-name="T69">→ </text:span><text:span text:style-name="T74">Par nom</text:span><text:span text:style-name="T69">: on cherche un objet via son nom | ne peut être utilisé si </text:span><text:span text:style-name="T39">plusieurs GO portent le même <text:s/></text:span><text:span text:style-name="T64">&gt; </text:span><text:span text:style-name="T39"><text:s text:c="72"/>nom </text:span></text:p>
      <text:p text:style-name="P58"/>
      <text:p text:style-name="P57"><text:span text:style-name="T69">GameObject.</text:span><text:span text:style-name="T70">Find(</text:span><text:span text:style-name="T69">«</text:span><text:span text:style-name="T3">NomGO</text:span><text:span text:style-name="T69">»</text:span><text:span text:style-name="T70">)</text:span><text:span text:style-name="T69">.</text:span><text:span text:style-name="T71">SetActive = false</text:span><text:span text:style-name="T69">;</text:span></text:p>
      <text:p text:style-name="P60"/>
      <text:list xml:id="list3980802878273560910" text:style-name="L14">
        <text:list-item>
          <text:p text:style-name="P119"><text:span text:style-name="T70">Find( )</text:span><text:span text:style-name="T69"> = fonction qui permet de retrouver un GO via son nom</text:span></text:p>
        </text:list-item>
        <text:list-item>
          <text:p text:style-name="P121"><text:span text:style-name="T69">SetActive = false</text:span><text:span text:style-name="T72"> <text:s/>= reste du programme</text:span></text:p>
          <text:p text:style-name="P113"><text:s text:c="30"/>= utilisé ici comme exemple </text:p>
        </text:list-item>
      </text:list>
      <text:p text:style-name="P59"/>
      <text:p text:style-name="P56"><text:span text:style-name="T69">→ </text:span><text:span text:style-name="T74">Par tag</text:span><text:span text:style-name="T69">: on cherche un objet qui porte un certains tag | </text:span></text:p>
      <text:p text:style-name="P58"/>
      <text:p text:style-name="P59">GameObject.<text:span text:style-name="T86">FindObjectWithTag(s)(</text:span>«<text:span text:style-name="T1">NomGO</text:span>»<text:span text:style-name="T86">)</text:span>.<text:span text:style-name="T60">SetActive = false</text:span>;</text:p>
      <text:p text:style-name="P56"/>
      <text:list xml:id="list734231610081916305" text:style-name="L15">
        <text:list-item>
          <text:p text:style-name="P120"><text:span text:style-name="T73">FindObjectWithTag(s)( )</text:span><text:span text:style-name="T69"> = fonction qui permet de retrouver un GO via un de ses tags</text:span></text:p>
        </text:list-item>
        <text:list-item>
          <text:p text:style-name="P122"><text:span text:style-name="T69">SetActive = false</text:span><text:span text:style-name="T72"> <text:s/>= reste du programme</text:span></text:p>
          <text:p text:style-name="P114"><text:s text:c="30"/>= utilisé ici comme exemple </text:p>
        </text:list-item>
      </text:list>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1"><text:soft-page-break/>Les fonctions OnTrigger (collision):</text:p>
      <text:p text:style-name="P11"/>
      <text:p text:style-name="P27"><text:span text:style-name="T59">Trigger</text:span> = Collider</text:p>
      <text:p text:style-name="P27"><text:s text:c="13"/>= boite de collision</text:p>
      <text:p text:style-name="P27"/>
      <text:p text:style-name="P30">3 fonctions importantes:</text:p>
      <text:p text:style-name="P23">OnTriggerEnter</text:p>
      <text:p text:style-name="P22"/>
      <text:list xml:id="list6770095754164220026" text:style-name="L16">
        <text:list-item>
          <text:p text:style-name="P90">Détecte <text:span text:style-name="T75">quand un ou plusieurs</text:span> <text:span text:style-name="T87">GO</text:span> rentre en collision avec l'objets</text:p>
        </text:list-item>
      </text:list>
      <text:list xml:id="list1142323341500199942" text:style-name="L17">
        <text:list-item>
          <text:p text:style-name="P91">Ce script n'est pas relatif au joueur</text:p>
        </text:list-item>
        <text:list-item>
          <text:p text:style-name="P91">Ne pas oublier d'activer le collider <text:span text:style-name="T60">Is Trigger</text:span> sur <text:span text:style-name="T75">l'inspector</text:span> ( les objets ne pourront pas traverser/ pas de détection possible )</text:p>
        </text:list-item>
      </text:list>
      <text:p text:style-name="P27"/>
      <text:p text:style-name="P32">Syntaxe:</text:p>
      <text:p text:style-name="P27"/>
      <text:p text:style-name="P27">1)</text:p>
      <text:p text:style-name="P27"><text:s text:c="45"/>void <text:span text:style-name="T52">OnTriggerEnter</text:span> ( ) {</text:p>
      <text:p text:style-name="P27"><text:s text:c="61"/><text:span text:style-name="T88">//Action</text:span></text:p>
      <text:p text:style-name="P27"><text:s text:c="45"/>}</text:p>
      <text:p text:style-name="P27"/>
      <text:list xml:id="list421459966041504383" text:style-name="L18">
        <text:list-item>
          <text:p text:style-name="P92">ici tout les GO rentrant dans la zone de collision déclencheront l'action</text:p>
        </text:list-item>
      </text:list>
      <text:p text:style-name="P27"/>
      <text:p text:style-name="P27">2) <text:s text:c="40"/>void <text:span text:style-name="T52">OnTriggerEnter</text:span> (<text:span text:style-name="T79">Collider</text:span> <text:span text:style-name="T54">col</text:span>) {</text:p>
      <text:p text:style-name="P27"><text:s text:c="61"/><text:span text:style-name="T88">//Action</text:span></text:p>
      <text:p text:style-name="P27"><text:s text:c="45"/>}<text:line-break/></text:p>
      <text:list xml:id="list3612065481481497123" text:style-name="L19">
        <text:list-item>
          <text:p text:style-name="P93"><text:span text:style-name="T54">col</text:span> = variable = GO qui rentre en collision</text:p>
        </text:list-item>
      </text:list>
      <text:list xml:id="list6487387642356083008" text:style-name="L20">
        <text:list-item>
          <text:p text:style-name="P94"><text:span text:style-name="T54">col</text:span> peut être remplacer par n'importe quel autres nom de variables, il s'agit juste d'une conventions </text:p>
        </text:list-item>
        <text:list-item>
          <text:p text:style-name="P94">On peut alors manipuler plus précisément notre programme en fonction du GO qui rentre dans la zone de collisions (<text:span text:style-name="T89">Infinité de vérification</text:span>)</text:p>
        </text:list-item>
      </text:list>
      <text:p text:style-name="P27"/>
      <text:p text:style-name="P27">ex: <text:s text:c="35"/>void <text:span text:style-name="T52">OnTriggerEnter</text:span> (<text:span text:style-name="T79">Collider</text:span> <text:span text:style-name="T54">nomVariable</text:span>) {</text:p>
      <text:p text:style-name="P27"><text:s text:c="54"/>if <text:span text:style-name="T35">(</text:span><text:span text:style-name="T54">nomVariable</text:span>.name == «<text:span text:style-name="T60">nomDuJoueur</text:span>»</text:p>
      <text:p text:style-name="P27"><text:s text:c="54"/>{</text:p>
      <text:p text:style-name="P27"><text:s text:c="59"/>print(«Le joueur est dans la zone»);</text:p>
      <text:p text:style-name="P27"><text:s text:c="55"/>}</text:p>
      <text:p text:style-name="P27"><text:s text:c="45"/>}</text:p>
      <text:p text:style-name="P23"/>
      <text:p text:style-name="P23">OnTriggerExit</text:p>
      <text:p text:style-name="P24"/>
      <text:list xml:id="list2455159109916743901" text:style-name="L21">
        <text:list-item>
          <text:p text:style-name="P95">Exactement <text:span text:style-name="T37">la même fonction que</text:span> <text:span text:style-name="T90">OnTriggerEnter</text:span> sauf que la fonction <text:span text:style-name="T91">est lu en sortant</text:span> de la zone de collis<text:span text:style-name="T35">ion</text:span></text:p>
        </text:list-item>
      </text:list>
      <text:p text:style-name="P20"/>
      <text:p text:style-name="P23">OnTriggerStay</text:p>
      <text:p text:style-name="P28"/>
      <text:list xml:id="list8746798242772136230" text:style-name="L22">
        <text:list-item>
          <text:p text:style-name="P96"><text:span text:style-name="T50">Exactement </text:span><text:span text:style-name="T38">la même fonction que</text:span><text:span text:style-name="T50"> </text:span><text:span text:style-name="T90">OnTriggerEnter</text:span><text:span text:style-name="T50"> sauf que la fonction </text:span><text:span text:style-name="T91">est lu toute les frames </text:span><text:span text:style-name="T50">lorsque </text:span><text:span text:style-name="T35">qu'un ou plusieurs GO sont dans la zone de collision</text:span></text:p>
        </text:list-item>
      </text:list>
      <text:p text:style-name="P20"/>
      <text:p text:style-name="P20"/>
      <text:p text:style-name="P20"/>
      <text:p text:style-name="P15"><text:soft-page-break/>Les Raycasts:</text:p>
      <text:p text:style-name="P37"/>
      <text:p text:style-name="P15"><text:span text:style-name="T92">Créer un raycast revient a créer une </text:span><text:span text:style-name="T40">ligne invisible</text:span><text:span text:style-name="T92"> qui </text:span><text:span text:style-name="T40">part d'un point A vers un point B</text:span><text:span text:style-name="T92"> de notre scène. </text:span></text:p>
      <text:p text:style-name="P37"/>
      <text:p text:style-name="P45">Syntaxe:</text:p>
      <text:p text:style-name="P45"/>
      <text:p text:style-name="P12"><text:span text:style-name="T93"><text:s text:c="20"/></text:span><text:span text:style-name="T94">private void Update ( )</text:span></text:p>
      <text:p text:style-name="P37"><text:s text:c="19"/>{</text:p>
      <text:p text:style-name="P12"><text:span text:style-name="T93"><text:s text:c="25"/></text:span><text:span text:style-name="T95">RaycastHit hit</text:span><text:span text:style-name="T93">;</text:span></text:p>
      <text:p text:style-name="P37"/>
      <text:p text:style-name="P12"><text:span text:style-name="T93"><text:s text:c="24"/></text:span><text:span text:style-name="T96"><text:s/>Debug.DrawRay(transform.position, transform.up *10, Color.red);</text:span></text:p>
      <text:p text:style-name="P37"/>
      <text:p text:style-name="P12"><text:span text:style-name="T93"><text:s text:c="25"/>if (</text:span><text:span text:style-name="T104">Physics</text:span><text:span text:style-name="T93">.Raycast(</text:span><text:span text:style-name="T85">transform.position</text:span><text:span text:style-name="T93">, </text:span><text:span text:style-name="T103">transform.up</text:span><text:span text:style-name="T93">, </text:span><text:span text:style-name="T98">out hit</text:span><text:span text:style-name="T93">, </text:span><text:span text:style-name="T58">10</text:span><text:span text:style-name="T93">))</text:span></text:p>
      <text:p text:style-name="P37"><text:s text:c="25"/>{</text:p>
      <text:p text:style-name="P12"><text:span text:style-name="T93"><text:s text:c="32"/></text:span><text:span text:style-name="T97">Debug.Log(«Le raycast touche un objet!»);</text:span></text:p>
      <text:p text:style-name="P37"><text:s text:c="26"/>}</text:p>
      <text:p text:style-name="P37"><text:s text:c="20"/>}</text:p>
      <text:p text:style-name="P37"/>
      <text:list xml:id="list7349430518544463646" text:style-name="L23">
        <text:list-item>
          <text:p text:style-name="P97">On implémente souvent un raycast via une fonction Update ( )</text:p>
          <text:p text:style-name="P97"/>
        </text:list-item>
        <text:list-item>
          <text:p text:style-name="P98">Variable temporaire qui contient l'objet touche par le raycast (On peut alors lire toute les informations sur l'objet touche par le raycast et modifie ce derniers en conséquent )</text:p>
          <text:p text:style-name="P98"/>
        </text:list-item>
        <text:list-item>
          <text:p text:style-name="P99">Ligne optionnel</text:p>
        </text:list-item>
        <text:list-item>
          <text:p text:style-name="P99">Le raycast est une ligne invisible, ajouter cette ligne de code permet alors de faire apparaître cette derniere seulemen dans la fenetre scene (pour le joueur le raycast sera toujours invisible, mais pas pour le Dev)</text:p>
        </text:list-item>
        <text:list-item>
          <text:p text:style-name="P99">il peut etre mit partout dans le code, mais le mettre a l'interieur de la fonction Update nous permet de voir le raycast même si il ne touche rien </text:p>
          <text:p text:style-name="P99"/>
        </text:list-item>
        <text:list-item>
          <text:p text:style-name="P123"><text:span text:style-name="T104">Physics</text:span><text:span text:style-name="T93"> = classe sur Unity qui gere les interactions physique</text:span></text:p>
          <text:p text:style-name="P123"><text:span text:style-name="T93"><text:s text:c="13"/>= </text:span><text:span text:style-name="T41">ici permet que s</text:span><text:span text:style-name="T42">eul les objets ayant un collider (quelque soit sont type) soient <text:s text:c="7"/></text:span><text:span text:style-name="T66">&gt;</text:span><text:span text:style-name="T42"> <text:s text:c="13"/>détecté</text:span><text:span text:style-name="T99"> <text:s/></text:span></text:p>
        </text:list-item>
        <text:list-item>
          <text:p text:style-name="P141"><text:span text:style-name="T93">transform.position </text:span><text:span text:style-name="T26">= l'objet ou part le raycast, ici l'objet actuel (contenant le script)</text:span></text:p>
        </text:list-item>
        <text:list-item>
          <text:p text:style-name="P142"><text:span text:style-name="T93">transform.up </text:span><text:span text:style-name="T26">= la direction ou part le raycast, ici vers le haut </text:span></text:p>
        </text:list-item>
        <text:list-item>
          <text:p text:style-name="P142"><text:span text:style-name="T27">out hit</text:span><text:span text:style-name="T26"> = permet de récupérer l'objet que le raycast touche (avec </text:span><text:span text:style-name="T27">hit</text:span><text:span text:style-name="T26"> la variable temporaire <text:s text:c="4"/></text:span><text:span text:style-name="T65">&lt; <text:s/></text:span><text:span text:style-name="T26"><text:s text:c="11"/>initialisé au début du programme )</text:span></text:p>
        </text:list-item>
        <text:list-item>
          <text:p text:style-name="P142"><text:span text:style-name="T58">10</text:span><text:span text:style-name="T26"> = taille du raycast en mètre</text:span></text:p>
          <text:p text:style-name="P102"/>
        </text:list-item>
      </text:list>
      <text:p text:style-name="P82"><text:span text:style-name="T41">// Attention:</text:span><text:span text:style-name="T26"> une différence avec </text:span><text:span text:style-name="T28">DrawRay</text:span><text:span text:style-name="T26">, <text:s/>ou on multiplie la </text:span><text:span text:style-name="T93">direction</text:span><text:span text:style-name="T26"> du raycast par </text:span><text:span text:style-name="T105">sa taille</text:span><text:span text:style-name="T26"> ( voir ligne 3), <text:s/>ici on ajoute la taille après</text:span></text:p>
      <text:p text:style-name="P83"/>
      <text:list xml:id="list8017752298449031500" text:style-name="L24">
        <text:list-item>
          <text:p text:style-name="P124"><text:span text:style-name="T93">// Action:</text:span><text:span text:style-name="T99"> ici on affiche un message dans la console. Mais on réaliser d'autres actions</text:span></text:p>
        </text:list-item>
      </text:list>
      <text:p text:style-name="P37">ex: </text:p>
      <text:p text:style-name="P13"><text:span text:style-name="T99"><text:s text:c="53"/></text:span><text:span text:style-name="T101">Destroy(hit.transform.gameObject);</text:span><text:span text:style-name="T99"> <text:s text:c="14"/></text:span></text:p>
      <text:p text:style-name="P39"/>
      <text:list xml:id="list6977408146988655607" text:style-name="L25">
        <text:list-item>
          <text:p text:style-name="P125"><text:span text:style-name="T93">ici on détruit l'objet de sortie (stocké dans la variable </text:span><text:span text:style-name="T100">hit</text:span><text:span text:style-name="T93">) quand il rentre en contact avec le raycast. </text:span><text:span text:style-name="T41">On peut donc tout faire sur l'objet de sortie grâce a</text:span><text:span text:style-name="T93"> </text:span><text:span text:style-name="T100">hit</text:span><text:span text:style-name="T93"> </text:span></text:p>
        </text:list-item>
      </text:list>
      <text:p text:style-name="P12"><text:span text:style-name="T93">Cependant dans notre dernier programme, </text:span><text:span text:style-name="T41">le raycast s’arrête au premier objet qu'il touche</text:span><text:span text:style-name="T93">. Si un </text:span><text:soft-page-break/><text:span text:style-name="T41">second objet rentre en contact avec le raycast</text:span><text:span text:style-name="T93">, il </text:span><text:span text:style-name="T41">ne se passera rien</text:span><text:span text:style-name="T93"> pour ce deuxième objet </text:span></text:p>
      <text:p text:style-name="P37"/>
      <text:p text:style-name="P12"><text:span text:style-name="T93"><text:s text:c="41"/></text:span><text:span text:style-name="T94">private void Update ( )</text:span></text:p>
      <text:p text:style-name="P37"><text:s text:c="40"/>{</text:p>
      <text:p text:style-name="P12"><text:span text:style-name="T93"><text:s text:c="45"/></text:span><text:span text:style-name="T102">RaycastHit[ ] hits;</text:span></text:p>
      <text:p text:style-name="P14"><text:span text:style-name="T99"><text:s text:c="45"/></text:span><text:span text:style-name="T93">hits = Physics.Raycast(transform.position, transform.up, out hit, 10);</text:span></text:p>
      <text:p text:style-name="P12"><text:span text:style-name="T93"><text:s text:c="58"/></text:span><text:span text:style-name="T106"><text:s/>//Reste du programme</text:span><text:span text:style-name="T93"> </text:span></text:p>
      <text:p text:style-name="P37"><text:s text:c="41"/>}</text:p>
      <text:p text:style-name="P40"/>
      <text:p text:style-name="P40"/>
      <text:list xml:id="list4801116669697871312" text:style-name="L26">
        <text:list-item>
          <text:p text:style-name="P104">On stocke ici out les objets touché par le raycast dans une liste, ce qui règle notre problème</text:p>
          <text:p text:style-name="P104"/>
        </text:list-item>
      </text:list>
      <text:p text:style-name="P37"/>
      <text:p text:style-name="P37"/>
      <text:p text:style-name="P37"><text:s/></text:p>
      <text:p text:style-name="P45"/>
      <text:p text:style-name="P37"/>
      <text:p text:style-name="P37"/>
      <text:p text:style-name="P37"><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Les Coroutines:</text:p>
      <text:p text:style-name="P15"/>
      <text:p text:style-name="P37">Sert a <text:span text:style-name="T37">marquer des poses dans le code</text:span> ( Animation, ect … )</text:p>
      <text:p text:style-name="P37"/>
      <text:p text:style-name="P37"><text:span text:style-name="T44">3 particularité</text:span>:</text:p>
      <text:p text:style-name="P37"/>
      <text:list xml:id="list1053778342280616963" text:style-name="L27">
        <text:list-item>
          <text:p text:style-name="P103">Si <text:span text:style-name="T59">aucune valeur n'est retourner</text:span>, ou <text:span text:style-name="T59">aucun système d'attente n'est utilisé</text:span> dans le script, la coroutine ne <text:span text:style-name="T75">marchera pas</text:span> </text:p>
          <text:p text:style-name="P103"/>
        </text:list-item>
        <text:list-item>
          <text:p text:style-name="P103">utiliser <text:span text:style-name="T90">StartCoroutine(</text:span><text:span text:style-name="T108">NomCoroutine( )</text:span><text:span text:style-name="T90">)</text:span> <text:s/>dans le bloc Start( ), sinon aucune erreur ne sera détecté par Unity, mais la fonction coroutine ne fonctionnera pas </text:p>
          <text:p text:style-name="P103"/>
        </text:list-item>
        <text:list-item>
          <text:p text:style-name="P143"><text:span text:style-name="T29">Lors de la </text:span><text:span text:style-name="T43">création de de notre fonction</text:span><text:span text:style-name="T29">: a la place de void → </text:span><text:span text:style-name="T30">IEnumerator</text:span><text:span text:style-name="T29"> </text:span><text:span text:style-name="T31">NomCoroutine( )</text:span></text:p>
        </text:list-item>
      </text:list>
      <text:p text:style-name="P37"/>
      <text:p text:style-name="P37"/>
      <text:p text:style-name="P38"><text:span text:style-name="T51">yield</text:span> return new <text:span text:style-name="T109">WaitForSeconds</text:span>( Valeur/Variable )</text:p>
      <text:p text:style-name="P38"/>
      <text:p text:style-name="P37"><text:span text:style-name="T51">yield</text:span> = attente </text:p>
      <text:p text:style-name="P37"><text:span text:style-name="T109">WaitForSeconds</text:span> = Un des différents «Constructeur» de yied</text:p>
      <text:p text:style-name="P37"><text:s text:c="27"/>= Le constructeur le plus populaire</text:p>
      <text:p text:style-name="P37"><text:s text:c="27"/>= si on veut travailler sur des minutes ou heures, on doit convertir ces temps plus <text:s text:c="2"/><text:span text:style-name="T61">&gt;</text:span> <text:s text:c="27"/>long en secondes</text:p>
      <text:p text:style-name="P37"><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Les Arrays:</text:p>
      <text:p text:style-name="P15"/>
      <text:p text:style-name="P37">Moyen plus avantageux et plus rapide pour <text:span text:style-name="T37">créer et stocker des variables du même type</text:span> ( int/Float/GO/ect...). Ressemble aux listes</text:p>
      <text:p text:style-name="P37"/>
      <text:p text:style-name="P37">public int maIntA; <text:s text:c="18"/><text:span text:style-name="T54">public int[ ] mesInts</text:span></text:p>
      <text:p text:style-name="P37">public int maIntB; <text:s text:c="18"/>private void Start( )</text:p>
      <text:p text:style-name="P37">public int maIntC; <text:s text:c="10"/>→ <text:s text:c="2"/>{</text:p>
      <text:p text:style-name="P37">public int maIntD; <text:s text:c="24"/>mesInts = <text:span text:style-name="T77">new</text:span> <text:span text:style-name="T80">int</text:span>[<text:span text:style-name="T60">Valeur/Variable</text:span>];</text:p>
      <text:p text:style-name="P37">public int maIntE; <text:s text:c="26"/><text:span text:style-name="T107">/</text:span><text:span text:style-name="T111">/definir les valeurs</text:span> </text:p>
      <text:p text:style-name="P37"><text:s text:c="48"/>}</text:p>
      <text:p text:style-name="P37"><text:s text:c="33"/></text:p>
      <text:p text:style-name="P37"/>
      <text:p text:style-name="P37"><text:span text:style-name="T77">// new</text:span> = mot clés </text:p>
      <text:p text:style-name="P37"><text:span text:style-name="T80">// int</text:span> = type de donnes a intégrer </text:p>
      <text:p text:style-name="P41">// Valeur/Variable<text:span text:style-name="T50"> = taille de l'Array </text:span></text:p>
      <text:p text:style-name="P37"/>
      <text:p text:style-name="P45">Definir/Modifier les valeurs d'une Array grâce aux id:</text:p>
      <text:p text:style-name="P45"/>
      <text:p text:style-name="P42"><text:span text:style-name="T113">nomArray[id] = valeur;</text:span><text:span text:style-name="T50"> <text:s text:c="2"/></text:span></text:p>
      <text:p text:style-name="P37"><text:s text:c="4"/></text:p>
      <text:p text:style-name="P41"><text:span text:style-name="T50">//Correspondrait a la méthode vu ci dessus (</text:span><text:span text:style-name="T112">//definir les valeurs</text:span><text:span text:style-name="T50">)</text:span></text:p>
      <text:p text:style-name="P37"/>
      <text:p text:style-name="P41"><text:span text:style-name="T46">ou en plus compact et simple</text:span><text:span text:style-name="T50">:</text:span></text:p>
      <text:p text:style-name="P37"/>
      <text:p text:style-name="P44">public int[ ] nomArray = { valeur, valeur, valeur, ect... }</text:p>
      <text:p text:style-name="P43"/>
      <text:p text:style-name="P41"><text:span text:style-name="T50">//</text:span><text:span text:style-name="T38">1 seul ligne nécessaire </text:span></text:p>
      <text:p text:style-name="P37">//taille de l'Array définit directement par le nombre de valeur ajouté <text:s/></text:p>
      <text:p text:style-name="P37">//l'ordre des valeurs définissent leurs id </text:p>
      <text:p text:style-name="P37"/>
      <text:p text:style-name="P37"/>
      <text:p text:style-name="P41"><text:span text:style-name="T50">Mais </text:span><text:span text:style-name="T38">les Arrays</text:span><text:span text:style-name="T50"> sont surtout pour </text:span><text:span text:style-name="T38">utilisée pour stocker et interagir avec des objets de la scèn</text:span><text:span text:style-name="T50">e.</text:span></text:p>
      <text:p text:style-name="P37"/>
      <text:p text:style-name="P46"><text:span text:style-name="T110">ex:</text:span><text:span text:style-name="T50"> Stocker des éléments via leur Tag</text:span></text:p>
      <text:p text:style-name="P37"/>
      <text:p text:style-name="P37"><text:s text:c="44"/>public GameObject[ ] nomArray;</text:p>
      <text:p text:style-name="P37"/>
      <text:p text:style-name="P37"><text:s text:c="44"/>private void Start( )</text:p>
      <text:p text:style-name="P37"><text:s text:c="43"/>{</text:p>
      <text:p text:style-name="P37"><text:s text:c="48"/>nomArray = GameObject.FindGameObjectsWithTag(«nomDuTag»);</text:p>
      <text:p text:style-name="P37"><text:s text:c="47"/>{ //Action</text:p>
      <text:p text:style-name="P37"><text:s text:c="48"/>}</text:p>
      <text:p text:style-name="P37"><text:s text:c="44"/>}</text:p>
      <text:p text:style-name="P37"/>
      <text:p text:style-name="P37"/>
      <text:p text:style-name="P37"/>
      <text:p text:style-name="P37"/>
      <text:p text:style-name="P37"/>
      <text:p text:style-name="P37"/>
      <text:p text:style-name="P37"/>
      <text:p text:style-name="P37"/>
      <text:p text:style-name="P15"><text:soft-page-break/>Les Boucles:</text:p>
      <text:p text:style-name="P15"/>
      <text:p text:style-name="P45">4 types de boucles:</text:p>
      <text:p text:style-name="P45"/>
      <text:list xml:id="list8631588762061974875" text:style-name="L28">
        <text:list-item>
          <text:p text:style-name="P105">While</text:p>
        </text:list-item>
        <text:list-item>
          <text:p text:style-name="P100">Do while</text:p>
        </text:list-item>
        <text:list-item>
          <text:p text:style-name="P106">For</text:p>
        </text:list-item>
        <text:list-item>
          <text:p text:style-name="P108">Foreach</text:p>
        </text:list-item>
      </text:list>
      <text:p text:style-name="P107"/>
      <text:p text:style-name="P110">WHILE :</text:p>
      <text:p text:style-name="P110"/>
      <text:p text:style-name="P126">// comme en python</text:p>
      <text:p text:style-name="P126">// pas de point virgule </text:p>
      <text:p text:style-name="P126"/>
      <text:p text:style-name="P130">ex:</text:p>
      <text:p text:style-name="P126"><text:s text:c="20"/>while ( <text:span text:style-name="T37">condition</text:span> ) </text:p>
      <text:p text:style-name="P126"><text:s text:c="20"/>{</text:p>
      <text:p text:style-name="P126"><text:s text:c="29"/><text:span text:style-name="T111">//Action</text:span></text:p>
      <text:p text:style-name="P126"/>
      <text:p text:style-name="P126"><text:s text:c="21"/>}</text:p>
      <text:p text:style-name="P126"><text:s/></text:p>
      <text:p text:style-name="P131">DO WHILE:</text:p>
      <text:p text:style-name="P131"/>
      <text:p text:style-name="P126">// comme while normal sauf que: <text:s text:c="3"/>- le code de la boucle s’exécute au moins une fois </text:p>
      <text:list xml:id="list203750433537746716" text:style-name="L30">
        <text:list-item>
          <text:list>
            <text:list-item>
              <text:list>
                <text:list-item>
                  <text:list>
                    <text:list-item>
                      <text:list>
                        <text:list-item>
                          <text:list>
                            <text:list-item>
                              <text:list>
                                <text:list-item>
                                  <text:list>
                                    <text:list-item>
                                      <text:list>
                                        <text:list-item>
                                          <text:list>
                                            <text:list-header>
                                              <text:p text:style-name="P127">- changement de structures <text:s/></text:p>
                                            </text:list-header>
                                          </text:list>
                                        </text:list-item>
                                      </text:list>
                                    </text:list-item>
                                  </text:list>
                                </text:list-item>
                              </text:list>
                            </text:list-item>
                          </text:list>
                        </text:list-item>
                      </text:list>
                    </text:list-item>
                  </text:list>
                </text:list-item>
              </text:list>
            </text:list-item>
          </text:list>
        </text:list-item>
      </text:list>
      <text:p text:style-name="P144"><text:s text:c="57"/>- <text:span text:style-name="T60">point virgule</text:span> <text:s text:c="55"/><text:span text:style-name="T61">&gt;</text:span> <text:s text:c="24"/></text:p>
      <text:p text:style-name="P126"><text:span text:style-name="T44">ex:</text:span> </text:p>
      <text:p text:style-name="P126"/>
      <text:p text:style-name="P126"><text:s text:c="37"/>do</text:p>
      <text:p text:style-name="P126"><text:s text:c="36"/>{</text:p>
      <text:p text:style-name="P126"><text:s text:c="50"/><text:span text:style-name="T111">//Action</text:span> (qui se lit avant la condition ) <text:span text:style-name="T60">;</text:span></text:p>
      <text:p text:style-name="P126"><text:s text:c="37"/>} while ( <text:span text:style-name="T37">condition</text:span> ) <text:span text:style-name="T60">;</text:span></text:p>
      <text:p text:style-name="P126"/>
      <text:p text:style-name="P126"/>
      <text:p text:style-name="P132">FOR:</text:p>
      <text:p text:style-name="P132"/>
      <text:p text:style-name="P126">//comme en python: <text:s text:c="2"/>- changement de structures </text:p>
      <text:p text:style-name="P126"/>
      <text:p text:style-name="P130">ex:</text:p>
      <text:p text:style-name="P126"><text:s text:c="16"/></text:p>
      <text:p text:style-name="P126"><text:s text:c="34"/>for (int <text:span text:style-name="T59">i</text:span> = reel ; <text:span text:style-name="T37">condition</text:span> ; <text:span text:style-name="T59">i++</text:span> )</text:p>
      <text:p text:style-name="P126"><text:s text:c="33"/>{ <text:s/></text:p>
      <text:p text:style-name="P126"><text:s text:c="47"/><text:span text:style-name="T56">//Action</text:span></text:p>
      <text:p text:style-name="P126"><text:s text:c="34"/>}</text:p>
      <text:list xml:id="list7441618047520277911" text:style-name="L31">
        <text:list-item>
          <text:p text:style-name="P128">incrémentation de <text:span text:style-name="T59">i ( qui peut avoir n'importe quel nom ) // i+ 1</text:span></text:p>
        </text:list-item>
      </text:list>
      <text:p text:style-name="P133"><text:soft-page-break/>FOREACH:</text:p>
      <text:p text:style-name="P133"/>
      <text:p text:style-name="P126">//Boucle qui a pour <text:span text:style-name="T59">nombre d’itération</text:span> <text:span text:style-name="T115">le nombre élément présent dans un objet </text:span>( Aray / Liste ) <text:span text:style-name="T90">ayant une meme particularité</text:span> ( sting/float/ect... )</text:p>
      <text:p text:style-name="P126"/>
      <text:p text:style-name="P126">ex:</text:p>
      <text:p text:style-name="P126"><text:s text:c="25"/>foreach( <text:span text:style-name="T90">string</text:span> item in <text:span text:style-name="T115">&lt;objet&gt;</text:span> )</text:p>
      <text:p text:style-name="P126"><text:s text:c="25"/>{</text:p>
      <text:p text:style-name="P126"><text:s text:c="39"/><text:span text:style-name="T111">//Action</text:span></text:p>
      <text:p text:style-name="P126"><text:span text:style-name="T111"><text:s text:c="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fo:color="#000000"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4RK HAAAAAAAAAAAAAAAAAAAAAAAAAAAAAAAAAAAAAAAAAAAAAAAAAAA</meta:initial-creator>
    <meta:creation-date>2025-02-15T22:38:51.64</meta:creation-date>
    <dc:date>2026-03-07T18:59:36.75</dc:date>
    <meta:editing-duration>PT9H29M38S</meta:editing-duration>
    <meta:editing-cycles>11</meta:editing-cycles>
    <meta:generator>OpenOffice/4.1.15$Win32 OpenOffice.org_project/4115m2$Build-9813</meta:generator>
    <meta:document-statistic meta:table-count="0" meta:image-count="0" meta:object-count="0" meta:page-count="14" meta:paragraph-count="282" meta:word-count="2108" meta:character-count="15851"/>
  </office:meta>
</office:document-meta>
</file>